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e39d9"/>
    </style:style>
    <style:style style:name="P2" style:family="paragraph" style:parent-style-name="Text_20_body">
      <style:paragraph-properties fo:line-height="100%"/>
      <style:text-properties fo:font-size="10pt" officeooo:rsid="000fd772" officeooo:paragraph-rsid="000fd772" style:font-size-asian="10pt" style:font-size-complex="10pt"/>
    </style:style>
    <style:style style:name="P3" style:family="paragraph" style:parent-style-name="Text_20_body">
      <style:paragraph-properties fo:line-height="100%"/>
      <style:text-properties fo:font-size="10pt" officeooo:rsid="001184a3" officeooo:paragraph-rsid="002e6e0c" style:font-size-asian="8.75pt" style:font-size-complex="10pt"/>
    </style:style>
    <style:style style:name="P4" style:family="paragraph" style:parent-style-name="Text_20_body">
      <style:paragraph-properties fo:line-height="100%"/>
      <style:text-properties fo:font-size="10pt" fo:font-weight="bold" officeooo:rsid="00155973" officeooo:paragraph-rsid="00155973" style:font-size-asian="8.75pt" style:font-weight-asian="bold" style:font-size-complex="10pt" style:font-weight-complex="bold"/>
    </style:style>
    <style:style style:name="P5" style:family="paragraph" style:parent-style-name="Text_20_body">
      <style:paragraph-properties fo:line-height="100%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ext_20_body">
      <style:paragraph-properties fo:line-height="100%" fo:text-align="center" style:justify-single-word="false"/>
      <style:text-properties fo:font-size="10pt" fo:font-style="italic" style:text-underline-style="none" fo:font-weight="normal" officeooo:rsid="0013e357" officeooo:paragraph-rsid="0013e357" style:font-size-asian="8.75pt" style:font-style-asian="italic" style:font-weight-asian="normal" style:font-size-complex="10pt" style:font-style-complex="italic" style:font-weight-complex="normal"/>
    </style:style>
    <style:style style:name="P7" style:family="paragraph" style:parent-style-name="Text_20_body">
      <style:paragraph-properties fo:line-height="100%"/>
      <style:text-properties fo:font-size="10pt" style:text-underline-style="none" fo:font-weight="normal" officeooo:rsid="0013e357" officeooo:paragraph-rsid="0013e357" style:font-size-asian="8.75pt" style:font-weight-asian="normal" style:font-size-complex="10pt" style:font-weight-complex="normal"/>
    </style:style>
    <style:style style:name="P8" style:family="paragraph" style:parent-style-name="Text_20_body">
      <style:paragraph-properties fo:line-height="100%"/>
      <style:text-properties fo:font-size="10pt" style:text-underline-style="none" fo:font-weight="normal" officeooo:rsid="0013e357" officeooo:paragraph-rsid="00155973" style:font-size-asian="8.75pt" style:font-weight-asian="normal" style:font-size-complex="10pt" style:font-weight-complex="normal"/>
    </style:style>
    <style:style style:name="P9" style:family="paragraph" style:parent-style-name="Text_20_body">
      <style:paragraph-properties fo:line-height="100%" fo:text-align="start" style:justify-single-word="false"/>
      <style:text-properties fo:font-size="10pt" style:text-underline-style="none" fo:font-weight="normal" officeooo:rsid="0013e357" officeooo:paragraph-rsid="00155973" style:font-size-asian="8.75pt" style:font-weight-asian="normal" style:font-size-complex="10pt" style:font-weight-complex="normal"/>
    </style:style>
    <style:style style:name="P10" style:family="paragraph" style:parent-style-name="Text_20_body">
      <style:paragraph-properties fo:line-height="100%" fo:text-align="start" style:justify-single-word="false"/>
      <style:text-properties fo:font-size="10pt" style:text-underline-style="none" fo:font-weight="normal" officeooo:rsid="0013e357" officeooo:paragraph-rsid="00404215" style:font-size-asian="8.75pt" style:font-weight-asian="normal" style:font-size-complex="10pt" style:font-weight-complex="normal"/>
    </style:style>
    <style:style style:name="P11" style:family="paragraph" style:parent-style-name="Text_20_body">
      <style:paragraph-properties fo:line-height="100%"/>
      <style:text-properties fo:font-size="10pt" style:text-underline-style="none" fo:font-weight="normal" officeooo:rsid="00155973" officeooo:paragraph-rsid="00155973" style:font-size-asian="8.75pt" style:font-weight-asian="normal" style:font-size-complex="10pt" style:font-weight-complex="normal"/>
    </style:style>
    <style:style style:name="P12" style:family="paragraph" style:parent-style-name="Text_20_body">
      <style:paragraph-properties fo:line-height="100%" fo:text-align="start" style:justify-single-word="false"/>
      <style:text-properties fo:font-size="10pt" style:text-underline-style="none" fo:font-weight="bold" officeooo:rsid="0013e357" officeooo:paragraph-rsid="00404215" style:font-size-asian="8.75pt" style:font-weight-asian="bold" style:font-size-complex="10pt" style:font-weight-complex="bold"/>
    </style:style>
    <style:style style:name="P13" style:family="paragraph" style:parent-style-name="Text_20_body">
      <style:paragraph-properties fo:line-height="100%"/>
      <style:text-properties fo:font-size="10pt" style:text-underline-style="none" fo:font-weight="bold" officeooo:rsid="0050482d" officeooo:paragraph-rsid="0050482d" style:font-size-asian="8.75pt" style:font-weight-asian="bold" style:font-size-complex="10pt" style:font-weight-complex="bold"/>
    </style:style>
    <style:style style:name="P14" style:family="paragraph" style:parent-style-name="Text_20_body">
      <style:paragraph-properties fo:line-height="100%"/>
      <style:text-properties fo:font-size="10pt" style:text-underline-style="none" fo:font-weight="bold" officeooo:rsid="0064a2f4" officeooo:paragraph-rsid="0064a2f4" style:font-size-asian="8.75pt" style:font-weight-asian="bold" style:font-size-complex="10pt" style:font-weight-complex="bold"/>
    </style:style>
    <style:style style:name="P15" style:family="paragraph" style:parent-style-name="Text_20_body">
      <style:paragraph-properties fo:line-height="100%"/>
      <style:text-properties fo:font-size="10pt" style:text-underline-style="none" fo:font-weight="bold" officeooo:rsid="0066136d" officeooo:paragraph-rsid="0066136d" style:font-size-asian="8.75pt" style:font-weight-asian="bold" style:font-size-complex="10pt" style:font-weight-complex="bold"/>
    </style:style>
    <style:style style:name="P16" style:family="paragraph" style:parent-style-name="Text_20_body">
      <style:paragraph-properties fo:line-height="100%"/>
      <style:text-properties fo:font-size="10pt" fo:font-weight="normal" officeooo:rsid="00376476" officeooo:paragraph-rsid="00376476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line-height="100%" fo:text-align="start" style:justify-single-word="false"/>
      <style:text-properties fo:font-size="10pt" fo:font-style="normal" fo:font-weight="bold" officeooo:rsid="00376476" officeooo:paragraph-rsid="00376476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Text_20_body">
      <style:paragraph-properties fo:line-height="100%" fo:text-align="start" style:justify-single-word="false"/>
      <style:text-properties fo:font-size="10pt" fo:font-style="normal" fo:font-weight="bold" officeooo:rsid="00376476" officeooo:paragraph-rsid="00387005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Text_20_body">
      <style:paragraph-properties fo:line-height="100%" fo:text-align="start" style:justify-single-word="false"/>
      <style:text-properties fo:font-size="10pt" fo:font-style="normal" fo:font-weight="bold" officeooo:rsid="00376476" officeooo:paragraph-rsid="00615feb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Text_20_body">
      <style:paragraph-properties fo:line-height="100%" fo:text-align="start" style:justify-single-word="false"/>
      <style:text-properties fo:font-size="10pt" fo:font-style="normal" fo:font-weight="bold" officeooo:rsid="00387005" officeooo:paragraph-rsid="00387005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Text_20_body">
      <style:paragraph-properties fo:line-height="100%" fo:text-align="start" style:justify-single-word="false"/>
      <style:text-properties fo:font-size="10pt" fo:font-style="normal" fo:font-weight="bold" officeooo:rsid="0039a5cb" officeooo:paragraph-rsid="0039a5cb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Text_20_body">
      <style:paragraph-properties fo:line-height="100%"/>
      <style:text-properties officeooo:paragraph-rsid="00615feb"/>
    </style:style>
    <style:style style:name="P23" style:family="paragraph" style:parent-style-name="Text_20_body">
      <style:paragraph-properties fo:line-height="100%"/>
      <style:text-properties style:font-name="Liberation Serif1" fo:font-size="10pt" officeooo:rsid="00376476" officeooo:paragraph-rsid="00376476" style:font-size-asian="10pt" style:font-size-complex="10pt"/>
    </style:style>
    <style:style style:name="P24" style:family="paragraph" style:parent-style-name="Frame_20_contents">
      <style:paragraph-properties fo:text-align="start" style:justify-single-word="false"/>
      <style:text-properties fo:font-weight="normal" officeooo:rsid="0019615e" officeooo:paragraph-rsid="006ddfba" style:font-weight-asian="normal" style:font-weight-complex="normal"/>
    </style:style>
    <style:style style:name="P25" style:family="paragraph" style:parent-style-name="Frame_20_contents">
      <style:paragraph-properties fo:text-align="start" style:justify-single-word="false"/>
      <style:text-properties fo:font-weight="normal" officeooo:rsid="0034ebfd" officeooo:paragraph-rsid="006ddfba" style:font-weight-asian="normal" style:font-weight-complex="normal"/>
    </style:style>
    <style:style style:name="P26" style:family="paragraph" style:parent-style-name="Frame_20_contents">
      <style:paragraph-properties fo:text-align="start" style:justify-single-word="false"/>
      <style:text-properties style:text-underline-style="solid" style:text-underline-width="auto" style:text-underline-color="font-color" fo:font-weight="normal" officeooo:rsid="0019615e" officeooo:paragraph-rsid="006ff8cd" style:font-weight-asian="normal" style:font-weight-complex="normal"/>
    </style:style>
    <style:style style:name="P27" style:family="paragraph" style:parent-style-name="Fram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19615e" officeooo:paragraph-rsid="006f39fa" style:font-weight-asian="bold" style:font-weight-complex="bold"/>
    </style:style>
    <style:style style:name="P28" style:family="paragraph" style:parent-style-name="Frame_20_contents">
      <style:paragraph-properties fo:line-height="100%" fo:text-align="start" style:justify-single-word="false"/>
      <style:text-properties style:text-underline-style="none" fo:font-weight="normal" officeooo:rsid="001d747b" officeooo:paragraph-rsid="006ddfba" style:font-weight-asian="normal" style:font-weight-complex="normal"/>
    </style:style>
    <style:style style:name="P29" style:family="paragraph" style:parent-style-name="Frame_20_contents">
      <style:paragraph-properties fo:text-align="center" style:justify-single-word="false"/>
      <style:text-properties fo:font-size="10pt" fo:font-weight="bold" officeooo:rsid="0050f22b" officeooo:paragraph-rsid="0050f22b" style:font-size-asian="10pt" style:font-weight-asian="bold" style:font-size-complex="10pt" style:font-weight-complex="bold"/>
    </style:style>
    <style:style style:name="P30" style:family="paragraph" style:parent-style-name="Heading_20_2">
      <style:paragraph-properties fo:line-height="100%" fo:text-align="start" style:justify-single-word="false"/>
      <style:text-properties officeooo:paragraph-rsid="000e39d9"/>
    </style:style>
    <style:style style:name="P31" style:family="paragraph" style:parent-style-name="Standard">
      <style:paragraph-properties fo:line-height="100%" fo:text-align="start" style:justify-single-word="false"/>
      <style:text-properties fo:font-size="10pt" style:text-underline-style="none" fo:font-weight="normal" officeooo:rsid="0013e11b" officeooo:paragraph-rsid="006cdee7" style:font-size-asian="8.75pt" style:font-weight-asian="normal" style:font-size-complex="10pt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fo:font-size="10pt" style:text-underline-style="solid" style:text-underline-width="auto" style:text-underline-color="font-color" fo:font-weight="bold" officeooo:rsid="0013e11b" officeooo:paragraph-rsid="006cdee7" style:font-size-asian="8.75pt" style:font-weight-asian="bold" style:font-size-complex="10pt" style:font-weight-complex="bold"/>
    </style:style>
    <style:style style:name="P33" style:family="paragraph" style:parent-style-name="Standard">
      <style:paragraph-properties fo:line-height="100%"/>
      <style:text-properties fo:font-size="10pt" officeooo:rsid="0013e11b" officeooo:paragraph-rsid="006cdee7" style:font-size-asian="10pt" style:font-size-complex="10pt"/>
    </style:style>
    <style:style style:name="P34" style:family="paragraph" style:parent-style-name="Standard">
      <style:text-properties fo:color="#000000" loext:opacity="100%" style:font-name="Liberation Serif1" fo:font-size="10pt" fo:font-weight="bold" officeooo:paragraph-rsid="006cdee7" style:font-size-asian="10pt" style:font-weight-asian="bold" style:font-name-complex="Arial1" style:font-size-complex="10pt" style:font-weight-complex="bold"/>
    </style:style>
    <style:style style:name="P35" style:family="paragraph" style:parent-style-name="Standard">
      <style:text-properties fo:color="#000000" loext:opacity="100%" style:font-name="Liberation Serif1" fo:font-size="10pt" fo:font-weight="normal" officeooo:rsid="003c82a9" officeooo:paragraph-rsid="006cdee7" style:font-size-asian="10pt" style:font-weight-asian="normal" style:font-name-complex="Arial1" style:font-size-complex="10pt" style:font-weight-complex="normal"/>
    </style:style>
    <style:style style:name="P36" style:family="paragraph" style:parent-style-name="Standard">
      <style:text-properties fo:color="#000000" loext:opacity="100%" style:font-name="Liberation Serif1" fo:font-size="10pt" fo:font-weight="normal" officeooo:rsid="003a72b5" officeooo:paragraph-rsid="006cdee7" style:font-size-asian="10pt" style:font-weight-asian="normal" style:font-name-complex="Arial1" style:font-size-complex="10pt" style:font-weight-complex="normal"/>
    </style:style>
    <style:style style:name="P37" style:family="paragraph" style:parent-style-name="Standard">
      <style:paragraph-properties fo:line-height="100%"/>
      <style:text-properties fo:color="#000000" loext:opacity="100%" style:font-name="Liberation Serif1" fo:font-size="10pt" fo:font-style="normal" style:text-underline-style="solid" style:text-underline-width="auto" style:text-underline-color="font-color" fo:font-weight="normal" officeooo:rsid="003adc84" officeooo:paragraph-rsid="006cdee7" style:font-size-asian="8.75pt" style:font-style-asian="normal" style:font-weight-asian="normal" style:font-name-complex="Arial1" style:font-size-complex="10pt" style:font-style-complex="normal" style:font-weight-complex="normal"/>
    </style:style>
    <style:style style:name="P38" style:family="paragraph" style:parent-style-name="Standard">
      <style:text-properties fo:color="#000000" loext:opacity="100%" style:font-name="Arial" fo:font-size="8pt" fo:font-weight="bold" officeooo:paragraph-rsid="006cdee7" style:font-size-asian="8pt" style:font-weight-asian="bold" style:font-name-complex="Arial1" style:font-size-complex="10pt" style:font-weight-complex="bold"/>
    </style:style>
    <style:style style:name="P39" style:family="paragraph" style:parent-style-name="Standard">
      <style:text-properties fo:color="#000000" loext:opacity="100%" style:font-name="Arial" fo:font-size="8pt" fo:font-weight="normal" officeooo:rsid="003c82a9" officeooo:paragraph-rsid="006cdee7" style:font-size-asian="8pt" style:font-weight-asian="normal" style:font-name-complex="Arial1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1184a3" officeooo:paragraph-rsid="006cdee7" style:font-weight-asian="normal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fo:font-size="12pt" style:text-underline-style="none" fo:font-weight="normal" officeooo:rsid="001184a3" officeooo:paragraph-rsid="006cdee7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officeooo:paragraph-rsid="006ff8cd"/>
    </style:style>
    <style:style style:name="P43" style:family="paragraph" style:parent-style-name="Text_20_body">
      <style:paragraph-properties fo:line-height="100%"/>
      <style:text-properties officeooo:paragraph-rsid="00615feb"/>
    </style:style>
    <style:style style:name="P44" style:family="paragraph" style:parent-style-name="Text_20_body">
      <style:paragraph-properties fo:line-height="100%"/>
      <style:text-properties officeooo:paragraph-rsid="007300b5"/>
    </style:style>
    <style:style style:name="P45" style:family="paragraph" style:parent-style-name="Text_20_body">
      <style:paragraph-properties fo:line-height="100%"/>
      <style:text-properties style:text-underline-style="solid" style:text-underline-width="auto" style:text-underline-color="font-color" fo:font-weight="bold" officeooo:rsid="00165b7f" officeooo:paragraph-rsid="006ff8cd" style:font-weight-asian="bold" style:font-weight-complex="bold"/>
    </style:style>
    <style:style style:name="P46" style:family="paragraph" style:parent-style-name="Text_20_body">
      <style:paragraph-properties fo:line-height="100%" fo:text-align="start" style:justify-single-word="false"/>
      <style:text-properties fo:font-size="10pt" fo:font-style="normal" fo:font-weight="normal" officeooo:rsid="006cdee7" officeooo:paragraph-rsid="00387005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ext_20_body">
      <style:paragraph-properties fo:line-height="100%" fo:text-align="start" style:justify-single-word="false"/>
      <style:text-properties fo:font-size="10pt" fo:font-style="normal" fo:font-weight="bold" officeooo:rsid="00376476" officeooo:paragraph-rsid="006cdee7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ext_20_body">
      <style:paragraph-properties fo:line-height="100%" fo:text-align="center" style:justify-single-word="false"/>
      <style:text-properties fo:font-size="10pt" officeooo:rsid="0013e11b" officeooo:paragraph-rsid="006cdee7" style:font-size-asian="8.75pt" style:font-size-complex="10pt"/>
    </style:style>
    <style:style style:name="P49" style:family="paragraph" style:parent-style-name="Text_20_body">
      <style:paragraph-properties fo:line-height="100%"/>
      <style:text-properties fo:font-size="10pt" officeooo:rsid="0013e11b" officeooo:paragraph-rsid="006cdee7" style:font-size-asian="8.75pt" style:font-size-complex="10pt"/>
    </style:style>
    <style:style style:name="P50" style:family="paragraph" style:parent-style-name="Text_20_body">
      <style:paragraph-properties fo:line-height="100%"/>
      <style:text-properties fo:font-size="10pt" officeooo:rsid="0013e11b" officeooo:paragraph-rsid="006ff8cd" style:font-size-asian="8.75pt" style:font-size-complex="10pt"/>
    </style:style>
    <style:style style:name="P51" style:family="paragraph" style:parent-style-name="Text_20_body">
      <style:paragraph-properties fo:line-height="100%"/>
      <style:text-properties fo:font-size="10pt" officeooo:rsid="001184a3" officeooo:paragraph-rsid="001184a3" style:font-size-asian="8.75pt" style:font-size-complex="10pt"/>
    </style:style>
    <style:style style:name="P52" style:family="paragraph" style:parent-style-name="Text_20_body">
      <style:paragraph-properties fo:line-height="100%"/>
      <style:text-properties fo:font-size="10pt" officeooo:rsid="006ff8cd" officeooo:paragraph-rsid="006ff8cd" style:font-size-asian="8.75pt" style:font-size-complex="10pt"/>
    </style:style>
    <style:style style:name="P53" style:family="paragraph" style:parent-style-name="Text_20_body">
      <style:paragraph-properties fo:line-height="100%"/>
      <style:text-properties fo:font-size="10pt" style:text-underline-style="none" fo:font-weight="normal" officeooo:rsid="006ddfba" officeooo:paragraph-rsid="007300b5" style:font-size-asian="10pt" style:font-weight-asian="normal" style:font-size-complex="10pt" style:font-weight-complex="normal"/>
    </style:style>
    <style:style style:name="P54" style:family="paragraph" style:parent-style-name="Text_20_body">
      <style:paragraph-properties fo:line-height="100%"/>
      <style:text-properties fo:font-size="10pt" style:text-underline-style="none" fo:font-weight="normal" officeooo:rsid="006ddfba" officeooo:paragraph-rsid="0074b089" style:font-size-asian="10pt" style:font-weight-asian="normal" style:font-size-complex="10pt" style:font-weight-complex="normal"/>
    </style:style>
    <style:style style:name="P55" style:family="paragraph" style:parent-style-name="Text_20_body">
      <style:paragraph-properties fo:line-height="100%" fo:text-align="start" style:justify-single-word="false"/>
      <style:text-properties fo:font-size="10pt" style:text-underline-style="none" fo:font-weight="normal" officeooo:rsid="00165b7f" officeooo:paragraph-rsid="007619e6" style:font-size-asian="10pt" style:font-weight-asian="normal" style:font-size-complex="10pt" style:font-weight-complex="normal"/>
    </style:style>
    <style:style style:name="P56" style:family="paragraph" style:parent-style-name="Text_20_body">
      <style:paragraph-properties fo:line-height="100%" fo:text-align="start" style:justify-single-word="false"/>
      <style:text-properties fo:font-size="10pt" style:text-underline-style="none" fo:font-weight="normal" officeooo:rsid="00165b7f" officeooo:paragraph-rsid="006ff8cd" style:font-size-asian="8.75pt" style:font-weight-asian="normal" style:font-size-complex="10pt" style:font-weight-complex="normal"/>
    </style:style>
    <style:style style:name="P57" style:family="paragraph" style:parent-style-name="Text_20_body">
      <style:paragraph-properties fo:line-height="100%" fo:text-align="start" style:justify-single-word="false"/>
      <style:text-properties fo:font-size="10pt" style:text-underline-style="none" fo:font-weight="bold" officeooo:rsid="0013e357" officeooo:paragraph-rsid="007300b5" style:font-size-asian="8.75pt" style:font-weight-asian="bold" style:font-size-complex="10pt" style:font-weight-complex="bold"/>
    </style:style>
    <style:style style:name="P58" style:family="paragraph" style:parent-style-name="Text_20_body">
      <style:paragraph-properties fo:line-height="100%" fo:text-align="center" style:justify-single-word="false"/>
      <style:text-properties fo:font-size="10pt" fo:font-style="italic" fo:font-weight="bold" officeooo:rsid="007300b5" officeooo:paragraph-rsid="007300b5" style:font-size-asian="10pt" style:font-style-asian="italic" style:font-weight-asian="bold" style:font-size-complex="10pt" style:font-style-complex="italic" style:font-weight-complex="bold"/>
    </style:style>
    <style:style style:name="P59" style:family="paragraph" style:parent-style-name="Text_20_body">
      <style:paragraph-properties fo:line-height="100%"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6cdee7" officeooo:paragraph-rsid="006cdee7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>
      <style:paragraph-properties fo:line-height="100%"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376476" officeooo:paragraph-rsid="006cdee7" style:font-size-asian="10pt" style:font-style-asian="normal" style:font-weight-asian="normal" style:font-size-complex="12pt" style:font-style-complex="normal" style:font-weight-complex="normal"/>
    </style:style>
    <style:style style:name="P61" style:family="paragraph" style:parent-style-name="Text_20_body">
      <style:paragraph-properties fo:line-height="100%"/>
      <style:text-properties fo:font-size="12pt" officeooo:rsid="0013e357" officeooo:paragraph-rsid="0013e357" style:font-size-asian="12pt" style:font-size-complex="12pt"/>
    </style:style>
    <style:style style:name="P62" style:family="paragraph" style:parent-style-name="Text_20_body">
      <style:paragraph-properties fo:line-height="100%"/>
      <style:text-properties fo:font-size="12pt" style:text-underline-style="solid" style:text-underline-width="auto" style:text-underline-color="font-color" fo:font-weight="bold" officeooo:rsid="00165b7f" officeooo:paragraph-rsid="006ff8cd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line-height="100%"/>
      <style:text-properties fo:font-size="12pt" style:text-underline-style="none" fo:font-weight="normal" officeooo:rsid="0041f8b9" officeooo:paragraph-rsid="006f39fa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line-height="100%"/>
      <style:text-properties fo:font-size="12pt" style:text-underline-style="none" fo:font-weight="normal" officeooo:rsid="006f39fa" officeooo:paragraph-rsid="006f39fa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line-height="100%"/>
      <style:text-properties fo:font-weight="bold" officeooo:paragraph-rsid="00615feb" style:font-weight-asian="bold" style:font-weight-complex="bold"/>
    </style:style>
    <style:style style:name="P66" style:family="paragraph" style:parent-style-name="Text_20_body">
      <style:paragraph-properties fo:line-height="100%"/>
      <style:text-properties style:text-underline-style="none" fo:font-weight="bold" officeooo:rsid="006f39fa" officeooo:paragraph-rsid="006f39fa" style:font-weight-asian="bold" style:font-weight-complex="bold"/>
    </style:style>
    <style:style style:name="P67" style:family="paragraph" style:parent-style-name="Text_20_body">
      <style:paragraph-properties fo:text-align="center" style:justify-single-word="false"/>
      <style:text-properties officeooo:paragraph-rsid="006ff8cd"/>
    </style:style>
    <style:style style:name="P68" style:family="paragraph" style:parent-style-name="Text_20_body">
      <style:paragraph-properties fo:line-height="100%"/>
      <style:text-properties officeooo:rsid="001184a3" officeooo:paragraph-rsid="006ff8cd"/>
    </style:style>
    <style:style style:name="P69" style:family="paragraph" style:parent-style-name="Text_20_body">
      <style:paragraph-properties fo:line-height="100%"/>
      <style:text-properties officeooo:rsid="0013e11b" officeooo:paragraph-rsid="006ff8cd"/>
    </style:style>
    <style:style style:name="P70" style:family="paragraph">
      <loext:graphic-properties draw:fill="none"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3e95" style:font-weight-asian="bold" style:font-weight-complex="bold"/>
    </style:style>
    <style:style style:name="T3" style:family="text">
      <style:text-properties fo:font-weight="bold" officeooo:rsid="002c4c12" style:font-weight-asian="bold" style:font-weight-complex="bold"/>
    </style:style>
    <style:style style:name="T4" style:family="text">
      <style:text-properties fo:font-weight="bold" officeooo:rsid="003a72b5" style:font-weight-asian="bold" style:font-weight-complex="bold"/>
    </style:style>
    <style:style style:name="T5" style:family="text">
      <style:text-properties fo:font-weight="bold" officeooo:rsid="00615feb" style:font-weight-asian="bold" style:font-weight-complex="bold"/>
    </style:style>
    <style:style style:name="T6" style:family="text">
      <style:text-properties fo:font-weight="bold" officeooo:rsid="0063498e" style:font-weight-asian="bold" style:font-weight-complex="bold"/>
    </style:style>
    <style:style style:name="T7" style:family="text">
      <style:text-properties fo:font-weight="bold" officeooo:rsid="00698426" style:font-weight-asian="bold" style:font-weight-complex="bold"/>
    </style:style>
    <style:style style:name="T8" style:family="text">
      <style:text-properties fo:font-weight="bold" officeooo:rsid="00709268" style:font-weight-asian="bold" style:font-weight-complex="bold"/>
    </style:style>
    <style:style style:name="T9" style:family="text">
      <style:text-properties fo:font-weight="bold" officeooo:rsid="007619e6" style:font-weight-asian="bold" style:font-weight-complex="bold"/>
    </style:style>
    <style:style style:name="T10" style:family="text">
      <style:text-properties fo:font-weight="bold" style:font-size-asian="8.75pt" style:font-weight-asian="bold" style:font-weight-complex="bold"/>
    </style:style>
    <style:style style:name="T11" style:family="text">
      <style:text-properties fo:font-weight="bold" officeooo:rsid="00333e95" style:font-size-asian="10pt" style:font-weight-asian="bold" style:font-weight-complex="bold"/>
    </style:style>
    <style:style style:name="T12" style:family="text">
      <style:text-properties fo:font-weight="bold" officeooo:rsid="004a75e5" style:font-size-asian="10pt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23fcf" style:font-weight-asian="normal" style:font-weight-complex="normal"/>
    </style:style>
    <style:style style:name="T15" style:family="text">
      <style:text-properties fo:font-weight="normal" officeooo:rsid="00387005" style:font-weight-asian="normal" style:font-weight-complex="normal"/>
    </style:style>
    <style:style style:name="T16" style:family="text">
      <style:text-properties fo:font-weight="normal" officeooo:rsid="0039a5cb" style:font-weight-asian="normal" style:font-weight-complex="normal"/>
    </style:style>
    <style:style style:name="T17" style:family="text">
      <style:text-properties fo:font-weight="normal" officeooo:rsid="003c82a9" style:font-weight-asian="normal" style:font-weight-complex="normal"/>
    </style:style>
    <style:style style:name="T18" style:family="text">
      <style:text-properties fo:font-weight="normal" officeooo:rsid="0066d65e" style:font-weight-asian="normal" style:font-weight-complex="normal"/>
    </style:style>
    <style:style style:name="T19" style:family="text">
      <style:text-properties fo:font-weight="normal" officeooo:rsid="003a72b5" style:font-weight-asian="normal" style:font-weight-complex="normal"/>
    </style:style>
    <style:style style:name="T20" style:family="text">
      <style:text-properties fo:font-weight="normal" officeooo:rsid="003adc84" style:font-weight-asian="normal" style:font-weight-complex="normal"/>
    </style:style>
    <style:style style:name="T21" style:family="text">
      <style:text-properties fo:font-weight="normal" officeooo:rsid="00404215" style:font-weight-asian="normal" style:font-weight-complex="normal"/>
    </style:style>
    <style:style style:name="T22" style:family="text">
      <style:text-properties fo:font-weight="normal" officeooo:rsid="0057f988" style:font-weight-asian="normal" style:font-weight-complex="normal"/>
    </style:style>
    <style:style style:name="T23" style:family="text">
      <style:text-properties fo:font-weight="normal" officeooo:rsid="001184a3" style:font-weight-asian="normal" style:font-weight-complex="normal"/>
    </style:style>
    <style:style style:name="T24" style:family="text">
      <style:text-properties fo:font-weight="normal" officeooo:rsid="003a4b61" style:font-weight-asian="normal" style:font-weight-complex="normal"/>
    </style:style>
    <style:style style:name="T25" style:family="text">
      <style:text-properties fo:font-weight="normal" officeooo:rsid="001184a3" style:font-size-asian="8.75pt" style:font-weight-asian="normal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3a4b61" style:font-style-asian="italic" style:font-style-complex="italic"/>
    </style:style>
    <style:style style:name="T28" style:family="text">
      <style:text-properties fo:font-style="italic" officeooo:rsid="003c82a9" style:font-style-asian="italic" style:font-style-complex="italic"/>
    </style:style>
    <style:style style:name="T29" style:family="text">
      <style:text-properties fo:font-style="italic" officeooo:rsid="003b7e4c" style:font-style-asian="italic" style:font-style-complex="italic"/>
    </style:style>
    <style:style style:name="T30" style:family="text">
      <style:text-properties fo:font-style="italic" officeooo:rsid="0041f8b9" style:font-style-asian="italic" style:font-style-complex="italic"/>
    </style:style>
    <style:style style:name="T31" style:family="text">
      <style:text-properties fo:font-style="italic" officeooo:rsid="0064a2f4" style:font-style-asian="italic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3c82a9" style:font-style-asian="italic" style:font-weight-asian="normal" style:font-style-complex="italic" style:font-weight-complex="normal"/>
    </style:style>
    <style:style style:name="T34" style:family="text">
      <style:text-properties fo:font-style="italic" style:font-size-asian="8.75pt" style:font-style-asian="italic" style:font-style-complex="italic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style:text-underline-style="none" fo:font-weight="normal" officeooo:rsid="003a4b61" style:font-style-asian="italic" style:font-weight-asian="normal" style:font-style-complex="italic" style:font-weight-complex="normal"/>
    </style:style>
    <style:style style:name="T37" style:family="text">
      <style:text-properties fo:font-style="italic" style:text-underline-style="none" fo:font-weight="normal" officeooo:rsid="00698426" style:font-style-asian="italic" style:font-weight-asian="normal" style:font-style-complex="italic" style:font-weight-complex="normal"/>
    </style:style>
    <style:style style:name="T38" style:family="text">
      <style:text-properties fo:font-style="italic" style:text-underline-style="none" officeooo:rsid="003a4b61"/>
    </style:style>
    <style:style style:name="T39" style:family="text">
      <style:text-properties fo:font-size="18pt" fo:font-weight="bold" style:font-size-asian="18pt" style:font-size-complex="18pt"/>
    </style:style>
    <style:style style:name="T40" style:family="text">
      <style:text-properties fo:font-size="10pt" fo:font-weight="normal" officeooo:rsid="006f39fa" style:font-size-asian="8.75pt" style:font-weight-asian="normal" style:font-size-complex="10pt" style:font-weight-complex="normal"/>
    </style:style>
    <style:style style:name="T41" style:family="text">
      <style:text-properties fo:font-size="10pt" fo:font-weight="normal" officeooo:rsid="007300b5" style:font-size-asian="8.75pt" style:font-weight-asian="normal" style:font-size-complex="10pt" style:font-weight-complex="normal"/>
    </style:style>
    <style:style style:name="T42" style:family="text">
      <style:text-properties fo:font-size="10pt" fo:font-style="italic" officeooo:rsid="003b7e4c" style:font-size-asian="8.75pt" style:font-style-asian="italic" style:font-size-complex="10pt" style:font-style-complex="italic"/>
    </style:style>
    <style:style style:name="T4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4" style:family="text">
      <style:text-properties fo:font-size="10pt" fo:font-style="normal" officeooo:rsid="001184a3" style:font-size-asian="8.75pt" style:font-style-asian="normal" style:font-size-complex="10pt" style:font-style-complex="normal"/>
    </style:style>
    <style:style style:name="T45" style:family="text">
      <style:text-properties fo:font-size="10pt" fo:font-style="normal" officeooo:rsid="00303e2f" style:font-size-asian="8.75pt" style:font-style-asian="normal" style:font-size-complex="10pt" style:font-style-complex="normal"/>
    </style:style>
    <style:style style:name="T46" style:family="text">
      <style:text-properties fo:font-size="10pt" fo:font-style="normal" officeooo:rsid="003b7e4c" style:font-size-asian="8.75pt" style:font-style-asian="normal" style:font-size-complex="10pt" style:font-style-complex="normal"/>
    </style:style>
    <style:style style:name="T47" style:family="text">
      <style:text-properties fo:font-size="10pt" fo:font-style="normal" officeooo:rsid="003c5ffa" style:font-size-asian="8.75pt" style:font-style-asian="normal" style:font-size-complex="10pt" style:font-style-complex="normal"/>
    </style:style>
    <style:style style:name="T48" style:family="text">
      <style:text-properties fo:font-size="10pt" fo:font-style="normal" fo:font-weight="bold" officeooo:rsid="001184a3" style:font-size-asian="8.75pt" style:font-style-asian="normal" style:font-weight-asian="bold" style:font-size-complex="10pt" style:font-style-complex="normal" style:font-weight-complex="bold"/>
    </style:style>
    <style:style style:name="T49" style:family="text">
      <style:text-properties fo:font-size="10pt" fo:font-style="normal" fo:font-weight="bold" officeooo:rsid="003b7e4c" style:font-size-asian="8.75pt" style:font-style-asian="normal" style:font-weight-asian="bold" style:font-size-complex="10pt" style:font-style-complex="normal" style:font-weight-complex="bold"/>
    </style:style>
    <style:style style:name="T50" style:family="text">
      <style:text-properties fo:font-size="10pt" fo:font-style="normal" fo:font-weight="normal" officeooo:rsid="001184a3" style:font-size-asian="8.75pt" style:font-style-asian="normal" style:font-weight-asian="normal" style:font-size-complex="10pt" style:font-style-complex="normal" style:font-weight-complex="normal"/>
    </style:style>
    <style:style style:name="T51" style:family="text">
      <style:text-properties fo:font-size="10pt" fo:font-style="normal" fo:font-weight="normal" officeooo:rsid="005fb16f" style:font-size-asian="8.75pt" style:font-style-asian="normal" style:font-weight-asian="normal" style:font-size-complex="10pt" style:font-style-complex="normal" style:font-weight-complex="normal"/>
    </style:style>
    <style:style style:name="T52" style:family="text">
      <style:text-properties fo:font-size="10pt" fo:font-style="normal" fo:font-weight="normal" officeooo:rsid="00615feb" style:font-size-asian="8.75pt" style:font-style-asian="normal" style:font-weight-asian="normal" style:font-size-complex="10pt" style:font-style-complex="normal" style:font-weight-complex="normal"/>
    </style:style>
    <style:style style:name="T53" style:family="text">
      <style:text-properties fo:font-size="10pt" fo:font-style="normal" fo:font-weight="normal" officeooo:rsid="006ff8cd" style:font-size-asian="8.75pt" style:font-style-asian="normal" style:font-weight-asian="normal" style:font-size-complex="10pt" style:font-style-complex="normal" style:font-weight-complex="normal"/>
    </style:style>
    <style:style style:name="T54" style:family="text">
      <style:text-properties fo:font-size="10pt" fo:font-style="normal" style:text-underline-style="solid" style:text-underline-width="auto" style:text-underline-color="font-color" fo:font-weight="bold" officeooo:rsid="003c5ffa" style:font-size-asian="8.75pt" style:font-style-asian="normal" style:font-weight-asian="bold" style:font-size-complex="10pt" style:font-style-complex="normal" style:font-weight-complex="bold"/>
    </style:style>
    <style:style style:name="T55" style:family="text">
      <style:text-properties fo:font-size="10pt" officeooo:rsid="00404215" style:font-size-asian="8.75pt" style:font-size-complex="10pt"/>
    </style:style>
    <style:style style:name="T56" style:family="text">
      <style:text-properties fo:font-size="10pt" officeooo:rsid="001b0174" style:font-size-asian="8.75pt" style:font-size-complex="10pt"/>
    </style:style>
    <style:style style:name="T57" style:family="text">
      <style:text-properties fo:font-size="10pt" fo:font-weight="bold" officeooo:rsid="00155973" style:font-size-asian="8.75pt" style:font-weight-asian="bold" style:font-size-complex="10pt" style:font-weight-complex="bold"/>
    </style:style>
    <style:style style:name="T58" style:family="text">
      <style:text-properties fo:font-size="10pt" fo:font-weight="bold" officeooo:rsid="001b0174" style:font-size-asian="8.75pt" style:font-weight-asian="bold" style:font-size-complex="10pt" style:font-weight-complex="bold"/>
    </style:style>
    <style:style style:name="T59" style:family="text">
      <style:text-properties fo:font-size="10pt" fo:font-weight="bold" officeooo:rsid="007300b5" style:font-size-asian="8.75pt" style:font-weight-asian="bold" style:font-size-complex="10pt" style:font-weight-complex="bold"/>
    </style:style>
    <style:style style:name="T60" style:family="text">
      <style:text-properties fo:font-size="10pt" fo:font-weight="bold" style:font-size-asian="10pt" style:font-weight-asian="bold" style:font-size-complex="10pt" style:font-weight-complex="bold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3" style:family="text">
      <style:text-properties fo:font-size="12pt" style:text-underline-style="solid" style:text-underline-width="auto" style:text-underline-color="font-color" fo:font-weight="bold" officeooo:rsid="001184a3" style:font-size-asian="12pt" style:font-weight-asian="bold" style:font-size-complex="12pt" style:font-weight-complex="bold"/>
    </style:style>
    <style:style style:name="T64" style:family="text">
      <style:text-properties fo:font-size="12pt" style:text-underline-style="solid" style:text-underline-width="auto" style:text-underline-color="font-color" fo:font-weight="bold" officeooo:rsid="00165b7f" style:font-size-asian="12pt" style:font-weight-asian="bold" style:font-size-complex="12pt" style:font-weight-complex="bold"/>
    </style:style>
    <style:style style:name="T6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6" style:family="text">
      <style:text-properties fo:font-size="12pt" style:text-underline-style="solid" style:text-underline-width="auto" style:text-underline-color="font-color" officeooo:rsid="00155973" style:font-size-asian="12pt" style:font-size-complex="12pt"/>
    </style:style>
    <style:style style:name="T67" style:family="text">
      <style:text-properties fo:font-size="12pt" style:text-underline-style="solid" style:text-underline-width="auto" style:text-underline-color="font-color" fo:font-weight="normal" officeooo:rsid="001184a3" style:font-size-asian="12pt" style:font-weight-asian="normal" style:font-size-complex="12pt" style:font-weight-complex="normal"/>
    </style:style>
    <style:style style:name="T68" style:family="text">
      <style:text-properties fo:font-size="12pt" style:text-underline-style="solid" style:text-underline-width="auto" style:text-underline-color="font-color" fo:font-weight="normal" officeooo:rsid="00404215" style:font-size-asian="12pt" style:font-weight-asian="normal" style:font-size-complex="12pt" style:font-weight-complex="normal"/>
    </style:style>
    <style:style style:name="T69" style:family="text">
      <style:text-properties fo:font-size="12pt" style:text-underline-style="none" fo:font-weight="bold" officeooo:rsid="001184a3" style:font-size-asian="12pt" style:font-weight-asian="bold" style:font-size-complex="12pt" style:font-weight-complex="bold"/>
    </style:style>
    <style:style style:name="T70" style:family="text">
      <style:text-properties fo:font-size="12pt" style:text-underline-style="none" fo:font-weight="bold" officeooo:rsid="006cdee7" style:font-size-asian="12pt" style:font-weight-asian="bold" style:font-size-complex="12pt" style:font-weight-complex="bold"/>
    </style:style>
    <style:style style:name="T71" style:family="text">
      <style:text-properties fo:font-size="12pt" style:text-underline-style="none" fo:font-weight="bold" officeooo:rsid="007268e5" style:font-size-asian="12pt" style:font-weight-asian="bold" style:font-size-complex="12pt" style:font-weight-complex="bold"/>
    </style:style>
    <style:style style:name="T72" style:family="text">
      <style:text-properties fo:font-size="12pt" style:text-underline-style="none" fo:font-weight="normal" officeooo:rsid="001184a3" style:font-size-asian="12pt" style:font-weight-asian="normal" style:font-size-complex="12pt" style:font-weight-complex="normal"/>
    </style:style>
    <style:style style:name="T73" style:family="text">
      <style:text-properties fo:font-size="12pt" style:text-underline-style="none" fo:font-weight="normal" officeooo:rsid="006cdee7" style:font-size-asian="12pt" style:font-weight-asian="normal" style:font-size-complex="12pt" style:font-weight-complex="normal"/>
    </style:style>
    <style:style style:name="T74" style:family="text">
      <style:text-properties fo:font-size="12pt" style:text-underline-style="none" style:font-size-asian="12pt" style:font-size-complex="12pt"/>
    </style:style>
    <style:style style:name="T75" style:family="text">
      <style:text-properties fo:font-size="12pt" style:text-underline-style="none" officeooo:rsid="006cdee7" style:font-size-asian="12pt" style:font-size-complex="12pt"/>
    </style:style>
    <style:style style:name="T76" style:family="text">
      <style:text-properties fo:font-size="12pt" fo:font-weight="bold" style:font-size-asian="12pt" style:font-weight-asian="bold" style:font-size-complex="12pt" style:font-weight-complex="bold"/>
    </style:style>
    <style:style style:name="T77" style:family="text">
      <style:text-properties style:text-underline-style="none" fo:font-weight="bold" style:font-weight-asian="bold" style:font-weight-complex="bold"/>
    </style:style>
    <style:style style:name="T78" style:family="text">
      <style:text-properties style:text-underline-style="none" fo:font-weight="bold" officeooo:rsid="003a72b5" style:font-weight-asian="bold" style:font-weight-complex="bold"/>
    </style:style>
    <style:style style:name="T79" style:family="text">
      <style:text-properties style:text-underline-style="none" fo:font-weight="bold" officeooo:rsid="003a4b61" style:font-weight-asian="bold" style:font-weight-complex="bold"/>
    </style:style>
    <style:style style:name="T80" style:family="text">
      <style:text-properties style:text-underline-style="none" fo:font-weight="normal" officeooo:rsid="003a4b61" style:font-weight-asian="normal" style:font-weight-complex="normal"/>
    </style:style>
    <style:style style:name="T81" style:family="text">
      <style:text-properties fo:font-style="normal" style:font-style-asian="normal" style:font-style-complex="normal"/>
    </style:style>
    <style:style style:name="T82" style:family="text">
      <style:text-properties fo:font-style="normal" officeooo:rsid="001b0174" style:font-style-asian="normal" style:font-style-complex="normal"/>
    </style:style>
    <style:style style:name="T83" style:family="text">
      <style:text-properties fo:font-style="normal" officeooo:rsid="003a4b61" style:font-style-asian="normal" style:font-style-complex="normal"/>
    </style:style>
    <style:style style:name="T84" style:family="text">
      <style:text-properties fo:font-style="normal" officeooo:rsid="003a72b5" style:font-style-asian="normal" style:font-style-complex="normal"/>
    </style:style>
    <style:style style:name="T85" style:family="text">
      <style:text-properties fo:font-style="normal" officeooo:rsid="003b7e4c" style:font-style-asian="normal" style:font-style-complex="normal"/>
    </style:style>
    <style:style style:name="T86" style:family="text">
      <style:text-properties fo:font-style="normal" officeooo:rsid="0050482d" style:font-style-asian="normal" style:font-style-complex="normal"/>
    </style:style>
    <style:style style:name="T8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3a4b61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03b7e4c" style:font-style-asian="normal" style:font-weight-asian="bold" style:font-style-complex="normal" style:font-weight-complex="bold"/>
    </style:style>
    <style:style style:name="T9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50482d" style:font-style-asian="normal" style:font-weight-asian="normal" style:font-style-complex="normal" style:font-weight-complex="normal"/>
    </style:style>
    <style:style style:name="T92" style:family="text">
      <style:text-properties fo:font-style="normal" style:text-underline-style="none" fo:font-weight="normal" officeooo:rsid="00698426" style:font-style-asian="normal" style:font-weight-asian="normal" style:font-style-complex="normal" style:font-weight-complex="normal"/>
    </style:style>
    <style:style style:name="T93" style:family="text">
      <style:text-properties officeooo:rsid="00123fcf"/>
    </style:style>
    <style:style style:name="T9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5" style:family="text">
      <style:text-properties style:text-underline-style="solid" style:text-underline-width="auto" style:text-underline-color="font-color" fo:font-weight="bold" officeooo:rsid="00404215" style:font-weight-asian="bold" style:font-weight-complex="bold"/>
    </style:style>
    <style:style style:name="T96" style:family="text">
      <style:text-properties style:text-underline-style="solid" style:text-underline-width="auto" style:text-underline-color="font-color" fo:font-weight="bold" officeooo:rsid="001184a3" style:font-weight-asian="bold" style:font-weight-complex="bold"/>
    </style:style>
    <style:style style:name="T97" style:family="text">
      <style:text-properties style:text-underline-style="solid" style:text-underline-width="auto" style:text-underline-color="font-color" fo:font-weight="bold" officeooo:rsid="006cdee7" style:font-weight-asian="bold" style:font-weight-complex="bold"/>
    </style:style>
    <style:style style:name="T98" style:family="text">
      <style:text-properties style:text-underline-style="solid" style:text-underline-width="auto" style:text-underline-color="font-color" fo:font-weight="bold" officeooo:rsid="006ff8cd" style:font-weight-asian="bold" style:font-weight-complex="bold"/>
    </style:style>
    <style:style style:name="T99" style:family="text">
      <style:text-properties style:text-underline-style="solid" style:text-underline-width="auto" style:text-underline-color="font-color" officeooo:rsid="003c82a9"/>
    </style:style>
    <style:style style:name="T100" style:family="text">
      <style:text-properties style:text-underline-style="solid" style:text-underline-width="auto" style:text-underline-color="font-color" fo:font-weight="normal" officeooo:rsid="003a4b61" style:font-weight-asian="normal" style:font-weight-complex="normal"/>
    </style:style>
    <style:style style:name="T101" style:family="text">
      <style:text-properties officeooo:rsid="00155973"/>
    </style:style>
    <style:style style:name="T102" style:family="text">
      <style:text-properties officeooo:rsid="001b0174"/>
    </style:style>
    <style:style style:name="T103" style:family="text">
      <style:text-properties officeooo:rsid="002813e5"/>
    </style:style>
    <style:style style:name="T104" style:family="text">
      <style:text-properties officeooo:rsid="00333e95"/>
    </style:style>
    <style:style style:name="T105" style:family="text">
      <style:text-properties fo:font-size="8pt" fo:font-style="italic" style:text-underline-style="none" fo:font-weight="normal" officeooo:rsid="00165b7f" style:font-size-asian="8pt" style:font-style-asian="italic" style:font-weight-asian="normal" style:font-size-complex="8pt" style:font-style-complex="italic" style:font-weight-complex="normal"/>
    </style:style>
    <style:style style:name="T106" style:family="text">
      <style:text-properties officeooo:rsid="00334706"/>
    </style:style>
    <style:style style:name="T107" style:family="text">
      <style:text-properties fo:color="#000000" loext:opacity="100%" fo:font-weight="bold" style:font-weight-asian="bold" style:font-name-complex="Arial1" style:font-weight-complex="bold"/>
    </style:style>
    <style:style style:name="T108" style:family="text">
      <style:text-properties fo:color="#000000" loext:opacity="100%" style:font-name="Liberation Serif1" fo:font-weight="normal" officeooo:rsid="0052a515" style:font-weight-asian="normal" style:font-name-complex="Arial1" style:font-weight-complex="normal"/>
    </style:style>
    <style:style style:name="T109" style:family="text">
      <style:text-properties fo:color="#000000" loext:opacity="100%" style:font-name="Liberation Serif1" fo:font-weight="normal" officeooo:rsid="003adc84" style:font-weight-asian="normal" style:font-name-complex="Arial1" style:font-weight-complex="normal"/>
    </style:style>
    <style:style style:name="T110" style:family="text">
      <style:text-properties fo:color="#000000" loext:opacity="100%" style:font-name="Liberation Serif1" fo:font-weight="bold" officeooo:rsid="0052a515" style:font-weight-asian="bold" style:font-name-complex="Arial1" style:font-weight-complex="bold"/>
    </style:style>
    <style:style style:name="T111" style:family="text">
      <style:text-properties fo:color="#000000" loext:opacity="100%" style:font-name="Liberation Serif1" fo:font-style="italic" fo:font-weight="bold" officeooo:rsid="0052a515" style:font-style-asian="italic" style:font-weight-asian="bold" style:font-name-complex="Arial1" style:font-style-complex="italic" style:font-weight-complex="bold"/>
    </style:style>
    <style:style style:name="T112" style:family="text">
      <style:text-properties fo:color="#000000" loext:opacity="100%" style:font-name="Liberation Serif1" fo:font-style="italic" fo:font-weight="normal" officeooo:rsid="0052a515" style:font-style-asian="italic" style:font-weight-asian="normal" style:font-name-complex="Arial1" style:font-style-complex="italic" style:font-weight-complex="normal"/>
    </style:style>
    <style:style style:name="T113" style:family="text">
      <style:text-properties fo:color="#000000" loext:opacity="100%" style:font-name="Liberation Serif1" fo:font-style="italic" style:text-underline-style="none" fo:font-weight="normal" style:font-size-asian="8.75pt" style:font-style-asian="italic" style:font-weight-asian="normal" style:font-name-complex="Arial1" style:font-style-complex="italic" style:font-weight-complex="normal"/>
    </style:style>
    <style:style style:name="T114" style:family="text">
      <style:text-properties fo:color="#000000" loext:opacity="100%" style:font-name="Liberation Serif1" fo:font-style="normal" fo:font-weight="normal" officeooo:rsid="003adc84" style:font-style-asian="normal" style:font-weight-asian="normal" style:font-name-complex="Arial1" style:font-style-complex="normal" style:font-weight-complex="normal"/>
    </style:style>
    <style:style style:name="T115" style:family="text">
      <style:text-properties fo:color="#000000" loext:opacity="100%" style:font-name="Liberation Serif1" fo:font-style="normal" style:text-underline-style="solid" style:text-underline-width="auto" style:text-underline-color="font-color" fo:font-weight="normal" officeooo:rsid="003adc84" style:font-size-asian="8.75pt" style:font-style-asian="normal" style:font-weight-asian="normal" style:font-name-complex="Arial1" style:font-style-complex="normal" style:font-weight-complex="normal"/>
    </style:style>
    <style:style style:name="T116" style:family="text">
      <style:text-properties fo:color="#000000" loext:opacity="100%" style:font-name="Liberation Serif1" fo:font-style="normal" style:text-underline-style="none" fo:font-weight="normal" style:font-size-asian="8.75pt" style:font-style-asian="normal" style:font-weight-asian="normal" style:font-name-complex="Arial1" style:font-style-complex="normal" style:font-weight-complex="normal"/>
    </style:style>
    <style:style style:name="T117" style:family="text">
      <style:text-properties fo:color="#000000" loext:opacity="100%" style:font-name="Liberation Serif1" fo:font-style="normal" style:text-underline-style="none" fo:font-weight="normal" officeooo:rsid="00333e95" style:font-size-asian="8.75pt" style:font-style-asian="normal" style:font-weight-asian="normal" style:font-name-complex="Arial1" style:font-style-complex="normal" style:font-weight-complex="normal"/>
    </style:style>
    <style:style style:name="T118" style:family="text">
      <style:text-properties fo:color="#000000" loext:opacity="100%" style:font-name="Liberation Serif1" fo:font-style="normal" style:text-underline-style="none" fo:font-weight="normal" officeooo:rsid="003adc84" style:font-size-asian="8.75pt" style:font-style-asian="normal" style:font-weight-asian="normal" style:font-name-complex="Arial1" style:font-style-complex="normal" style:font-weight-complex="normal"/>
    </style:style>
    <style:style style:name="T119" style:family="text">
      <style:text-properties fo:color="#000000" loext:opacity="100%" style:font-name="Liberation Serif1" fo:font-style="normal" style:text-underline-style="none" fo:font-weight="bold" style:font-size-asian="8.75pt" style:font-style-asian="normal" style:font-weight-asian="bold" style:font-name-complex="Arial1" style:font-style-complex="normal" style:font-weight-complex="bold"/>
    </style:style>
    <style:style style:name="T120" style:family="text">
      <style:text-properties fo:color="#000000" loext:opacity="100%" officeooo:rsid="006ff8cd"/>
    </style:style>
    <style:style style:name="T121" style:family="text">
      <style:text-properties fo:color="#000000" loext:opacity="100%" fo:font-size="12pt" style:text-underline-style="solid" style:text-underline-width="auto" style:text-underline-color="font-color" officeooo:rsid="006ff8cd" style:font-size-asian="12pt" style:font-size-complex="12pt"/>
    </style:style>
    <style:style style:name="T122" style:family="text">
      <style:text-properties officeooo:rsid="00387005"/>
    </style:style>
    <style:style style:name="T123" style:family="text">
      <style:text-properties officeooo:rsid="003a4b61"/>
    </style:style>
    <style:style style:name="T124" style:family="text">
      <style:text-properties officeooo:rsid="003c82a9"/>
    </style:style>
    <style:style style:name="T125" style:family="text">
      <style:text-properties style:font-name="Liberation Serif1" fo:font-size="10pt" fo:font-weight="normal" officeooo:rsid="003c82a9" style:font-size-asian="10pt" style:font-weight-asian="normal" style:font-weight-complex="normal"/>
    </style:style>
    <style:style style:name="T126" style:family="text">
      <style:text-properties style:font-name="Liberation Serif1" fo:font-size="10pt" fo:font-weight="normal" officeooo:rsid="003a72b5" style:font-size-asian="10pt" style:font-weight-asian="normal" style:font-weight-complex="normal"/>
    </style:style>
    <style:style style:name="T127" style:family="text">
      <style:text-properties style:font-name="Liberation Serif1" fo:font-size="10pt" style:font-size-asian="10pt"/>
    </style:style>
    <style:style style:name="T128" style:family="text">
      <style:text-properties style:font-name="Liberation Serif1" fo:font-size="10pt" officeooo:rsid="003c82a9" style:font-size-asian="10pt"/>
    </style:style>
    <style:style style:name="T129" style:family="text">
      <style:text-properties style:font-name="Liberation Serif1" fo:font-size="10pt" fo:font-style="italic" fo:font-weight="normal" officeooo:rsid="003c82a9" style:font-size-asian="10pt" style:font-style-asian="italic" style:font-weight-asian="normal" style:font-style-complex="italic" style:font-weight-complex="normal"/>
    </style:style>
    <style:style style:name="T130" style:family="text">
      <style:text-properties style:font-name="Liberation Serif1" fo:font-size="10pt" fo:font-style="italic" style:font-size-asian="10pt" style:font-style-asian="italic" style:font-style-complex="italic"/>
    </style:style>
    <style:style style:name="T131" style:family="text">
      <style:text-properties style:font-name="Liberation Serif1" fo:font-size="10pt" fo:font-weight="bold" style:font-size-asian="10pt" style:font-weight-asian="bold" style:font-weight-complex="bold"/>
    </style:style>
    <style:style style:name="T132" style:family="text">
      <style:text-properties style:font-name="Liberation Serif1" fo:font-size="10pt" fo:font-style="normal" officeooo:rsid="003adc84" style:font-size-asian="10pt" style:font-style-asian="normal" style:font-style-complex="normal"/>
    </style:style>
    <style:style style:name="T133" style:family="text">
      <style:text-properties style:font-name="Liberation Serif1" fo:font-weight="bold" officeooo:rsid="004a75e5" style:font-name-asian="Noto Serif CJK SC" style:font-size-asian="10pt" style:font-weight-asian="bold" style:font-name-complex="Lohit Devanagari2" style:font-weight-complex="bold"/>
    </style:style>
    <style:style style:name="T134" style:family="text">
      <style:text-properties style:font-name="Liberation Serif1" fo:font-weight="bold" officeooo:rsid="00594b90" style:font-name-asian="Noto Serif CJK SC" style:font-size-asian="10pt" style:font-weight-asian="bold" style:font-name-complex="Lohit Devanagari2" style:font-weight-complex="bold"/>
    </style:style>
    <style:style style:name="T135" style:family="text">
      <style:text-properties officeooo:rsid="003adc84"/>
    </style:style>
    <style:style style:name="T136" style:family="text">
      <style:text-properties style:font-size-asian="8.75pt"/>
    </style:style>
    <style:style style:name="T137" style:family="text">
      <style:text-properties officeooo:rsid="001184a3" style:font-size-asian="8.75pt"/>
    </style:style>
    <style:style style:name="T138" style:family="text">
      <style:text-properties officeooo:rsid="003b7e4c"/>
    </style:style>
    <style:style style:name="T139" style:family="text">
      <style:text-properties officeooo:rsid="00404215"/>
    </style:style>
    <style:style style:name="T140" style:family="text">
      <style:text-properties officeooo:rsid="0041f8b9"/>
    </style:style>
    <style:style style:name="T141" style:family="text">
      <style:text-properties fo:color="#2a6099" loext:opacity="100%"/>
    </style:style>
    <style:style style:name="T142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143" style:family="text">
      <style:text-properties fo:color="#2a6099" loext:opacity="100%" style:text-underline-style="solid" style:text-underline-width="auto" style:text-underline-color="font-color" fo:font-weight="bold" officeooo:rsid="0013e357" style:font-weight-asian="bold" style:font-weight-complex="bold"/>
    </style:style>
    <style:style style:name="T144" style:family="text">
      <style:text-properties fo:color="#2a6099" loext:opacity="100%" style:text-underline-style="solid" style:text-underline-width="auto" style:text-underline-color="font-color" fo:font-weight="bold" officeooo:rsid="003b7e4c" style:font-weight-asian="bold" style:font-weight-complex="bold"/>
    </style:style>
    <style:style style:name="T145" style:family="text">
      <style:text-properties fo:color="#2a6099" loext:opacity="100%" style:text-underline-style="solid" style:text-underline-width="auto" style:text-underline-color="font-color" fo:font-weight="bold" officeooo:rsid="003a4b61" style:font-weight-asian="bold" style:font-weight-complex="bold"/>
    </style:style>
    <style:style style:name="T146" style:family="text">
      <style:text-properties fo:color="#2a6099" loext:opacity="100%" style:text-underline-style="solid" style:text-underline-width="auto" style:text-underline-color="font-color" fo:font-weight="bold" style:font-size-asian="8.75pt" style:font-weight-asian="bold" style:font-weight-complex="bold"/>
    </style:style>
    <style:style style:name="T147" style:family="text">
      <style:text-properties fo:color="#2a6099" loext:opacity="100%" style:text-underline-style="solid" style:text-underline-width="auto" style:text-underline-color="font-color" officeooo:rsid="003c82a9"/>
    </style:style>
    <style:style style:name="T148" style:family="text">
      <style:text-properties fo:color="#2a6099" loext:opacity="100%" style:text-underline-style="solid" style:text-underline-width="auto" style:text-underline-color="font-color" officeooo:rsid="0066d65e"/>
    </style:style>
    <style:style style:name="T149" style:family="text">
      <style:text-properties fo:color="#2a6099" loext:opacity="100%" fo:font-weight="bold" style:font-weight-asian="bold" style:font-weight-complex="bold"/>
    </style:style>
    <style:style style:name="T150" style:family="text">
      <style:text-properties fo:color="#2a6099" loext:opacity="100%" fo:font-weight="bold" officeooo:rsid="003a4b61" style:font-weight-asian="bold" style:font-weight-complex="bold"/>
    </style:style>
    <style:style style:name="T151" style:family="text">
      <style:text-properties fo:color="#2a6099" loext:opacity="100%" fo:font-weight="bold" officeooo:rsid="003b7e4c" style:font-weight-asian="bold" style:font-weight-complex="bold"/>
    </style:style>
    <style:style style:name="T152" style:family="text">
      <style:text-properties fo:color="#2a6099" loext:opacity="100%" fo:font-style="normal" style:text-underline-style="solid" style:text-underline-width="auto" style:text-underline-color="font-color" fo:font-weight="bold" officeooo:rsid="003a4b61" style:font-style-asian="normal" style:font-weight-asian="bold" style:font-style-complex="normal" style:font-weight-complex="bold"/>
    </style:style>
    <style:style style:name="T153" style:family="text">
      <style:text-properties fo:color="#2a6099" loext:opacity="100%" fo:font-style="normal" style:text-underline-style="solid" style:text-underline-width="auto" style:text-underline-color="font-color" fo:font-weight="bold" officeooo:rsid="003b7e4c" style:font-style-asian="normal" style:font-weight-asian="bold" style:font-style-complex="normal" style:font-weight-complex="bold"/>
    </style:style>
    <style:style style:name="T154" style:family="text">
      <style:text-properties fo:color="#2a6099" loext:opacity="100%" fo:font-style="normal" style:text-underline-style="none" fo:font-weight="bold" officeooo:rsid="003a4b61" style:font-style-asian="normal" style:font-weight-asian="bold" style:font-style-complex="normal" style:font-weight-complex="bold"/>
    </style:style>
    <style:style style:name="T155" style:family="text">
      <style:text-properties fo:color="#2a6099" loext:opacity="100%" fo:font-style="normal" fo:font-weight="bold" officeooo:rsid="003b7e4c" style:font-style-asian="normal" style:font-weight-asian="bold" style:font-style-complex="normal" style:font-weight-complex="bold"/>
    </style:style>
    <style:style style:name="T156" style:family="text">
      <style:text-properties fo:color="#2a6099" loext:opacity="100%" style:font-name="Liberation Serif1" fo:font-size="10pt" style:text-underline-style="solid" style:text-underline-width="auto" style:text-underline-color="font-color" officeooo:rsid="003c82a9" style:font-size-asian="10pt"/>
    </style:style>
    <style:style style:name="T157" style:family="text">
      <style:text-properties fo:color="#2a6099" loext:opacity="100%" style:font-name="Liberation Serif1" fo:font-size="10pt" style:text-underline-style="solid" style:text-underline-width="auto" style:text-underline-color="font-color" fo:font-weight="bold" style:font-size-asian="10pt" style:font-weight-asian="bold" style:font-weight-complex="bold"/>
    </style:style>
    <style:style style:name="T158" style:family="text">
      <style:text-properties fo:color="#2a6099" loext:opacity="100%" style:font-name="Liberation Serif1" style:text-underline-style="solid" style:text-underline-width="auto" style:text-underline-color="font-color" fo:font-weight="bold" officeooo:rsid="0052a515" style:font-weight-asian="bold" style:font-name-complex="Arial1" style:font-weight-complex="bold"/>
    </style:style>
    <style:style style:name="T159" style:family="text">
      <style:text-properties fo:color="#2a6099" loext:opacity="100%" style:font-name="Liberation Serif1" style:text-underline-style="solid" style:text-underline-width="auto" style:text-underline-color="font-color" fo:font-weight="bold" officeooo:rsid="003adc84" style:font-weight-asian="bold" style:font-name-complex="Arial1" style:font-weight-complex="bold"/>
    </style:style>
    <style:style style:name="T160" style:family="text">
      <style:text-properties fo:color="#2a6099" loext:opacity="100%" style:font-name="Liberation Serif1" fo:font-weight="bold" officeooo:rsid="003adc84" style:font-weight-asian="bold" style:font-name-complex="Arial1" style:font-weight-complex="bold"/>
    </style:style>
    <style:style style:name="T161" style:family="text">
      <style:text-properties fo:color="#2a6099" loext:opacity="100%" style:font-name="Liberation Serif1" fo:font-style="normal" style:text-underline-style="solid" style:text-underline-width="auto" style:text-underline-color="font-color" fo:font-weight="bold" style:font-size-asian="8.75pt" style:font-style-asian="normal" style:font-weight-asian="bold" style:font-name-complex="Arial1" style:font-style-complex="normal" style:font-weight-complex="bold"/>
    </style:style>
    <style:style style:name="T162" style:family="text">
      <style:text-properties fo:color="#2a6099" loext:opacity="100%" officeooo:rsid="003c82a9"/>
    </style:style>
    <style:style style:name="T163" style:family="text">
      <style:text-properties fo:color="#2a6099" loext:opacity="100%" style:text-position="super 58%" style:font-name="Liberation Serif" fo:font-style="normal" fo:font-weight="bold" officeooo:rsid="004a75e5" style:font-name-asian="Liberation Serif" style:font-size-asian="10pt" style:font-style-asian="normal" style:font-weight-asian="bold" style:font-name-complex="Liberation Serif" style:font-style-complex="normal" style:font-weight-complex="bold"/>
    </style:style>
    <style:style style:name="T164" style:family="text">
      <style:text-properties fo:color="#2a6099" loext:opacity="100%" style:text-position="super 58%" style:font-name="Liberation Serif" fo:font-style="normal" style:text-underline-style="solid" style:text-underline-width="auto" style:text-underline-color="font-color" fo:font-weight="bold" officeooo:rsid="004a75e5" style:font-name-asian="Liberation Serif" style:font-size-asian="10pt" style:font-style-asian="normal" style:font-weight-asian="bold" style:font-name-complex="Liberation Serif" style:font-style-complex="normal" style:font-weight-complex="bold"/>
    </style:style>
    <style:style style:name="T165" style:family="text">
      <style:text-properties fo:color="#2a6099" loext:opacity="100%" style:text-position="super 58%" style:font-name="Liberation Serif" fo:font-style="normal" style:text-underline-style="solid" style:text-underline-width="auto" style:text-underline-color="font-color" fo:font-weight="bold" officeooo:rsid="004a75e5" style:font-name-asian="Liberation Serif" style:font-style-asian="normal" style:font-weight-asian="bold" style:font-name-complex="Liberation Serif" style:font-style-complex="normal" style:font-weight-complex="bold"/>
    </style:style>
    <style:style style:name="T166" style:family="text">
      <style:text-properties fo:color="#2a6099" loext:opacity="100%" style:text-position="super 58%" style:font-name="Liberation Serif" fo:font-style="normal" style:text-underline-style="none" fo:font-weight="bold" officeooo:rsid="004a75e5" style:font-name-asian="Liberation Serif" style:font-size-asian="10pt" style:font-style-asian="normal" style:font-weight-asian="bold" style:font-name-complex="Liberation Serif" style:font-style-complex="normal" style:font-weight-complex="bold"/>
    </style:style>
    <style:style style:name="T167" style:family="text">
      <style:text-properties fo:color="#2a6099" loext:opacity="100%" fo:font-size="10pt" fo:font-style="normal" fo:font-weight="bold" officeooo:rsid="003b7e4c" style:font-size-asian="8.75pt" style:font-style-asian="normal" style:font-weight-asian="bold" style:font-size-complex="10pt" style:font-style-complex="normal" style:font-weight-complex="bold"/>
    </style:style>
    <style:style style:name="T168" style:family="text">
      <style:text-properties fo:color="#2a6099" loext:opacity="100%" fo:font-size="10pt" fo:font-style="normal" fo:font-weight="bold" officeooo:rsid="003c5ffa" style:font-size-asian="8.75pt" style:font-style-asian="normal" style:font-weight-asian="bold" style:font-size-complex="10pt" style:font-style-complex="normal" style:font-weight-complex="bold"/>
    </style:style>
    <style:style style:name="T169" style:family="text">
      <style:text-properties officeooo:rsid="0045a08a"/>
    </style:style>
    <style:style style:name="T170" style:family="text">
      <style:text-properties officeooo:rsid="0047c94c"/>
    </style:style>
    <style:style style:name="T171" style:family="text">
      <style:text-properties style:font-name="Liberation Serif" fo:font-weight="bold" officeooo:rsid="004a75e5" style:font-name-asian="Liberation Serif" style:font-size-asian="10pt" style:font-weight-asian="bold" style:font-name-complex="Liberation Serif" style:font-weight-complex="bold"/>
    </style:style>
    <style:style style:name="T172" style:family="text">
      <style:text-properties officeooo:rsid="005afa56"/>
    </style:style>
    <style:style style:name="T173" style:family="text">
      <style:text-properties officeooo:rsid="00615feb"/>
    </style:style>
    <style:style style:name="T174" style:family="text">
      <style:text-properties officeooo:rsid="006a54f5"/>
    </style:style>
    <style:style style:name="T175" style:family="text">
      <style:text-properties officeooo:rsid="006ae5f0"/>
    </style:style>
    <style:style style:name="T176" style:family="text">
      <style:text-properties officeooo:rsid="006cdee7"/>
    </style:style>
    <style:style style:name="T177" style:family="text">
      <style:text-properties officeooo:rsid="006e7567"/>
    </style:style>
    <style:style style:name="T178" style:family="text">
      <style:text-properties officeooo:rsid="006f39fa"/>
    </style:style>
    <style:style style:name="T179" style:family="text">
      <style:text-properties officeooo:rsid="00709268"/>
    </style:style>
    <style:style style:name="T180" style:family="text">
      <style:text-properties officeooo:rsid="007300b5"/>
    </style:style>
    <style:style style:name="T181" style:family="text">
      <style:text-properties fo:font-size="14pt" fo:font-weight="bold" style:font-size-asian="14pt" style:font-size-complex="14pt"/>
    </style:style>
    <style:style style:name="T182" style:family="text">
      <style:text-properties fo:font-size="14pt" fo:font-weight="bold" officeooo:rsid="00376476" style:font-size-asian="14pt" style:font-size-complex="14pt"/>
    </style:style>
    <style:style style:name="T183" style:family="text">
      <style:text-properties officeooo:rsid="0074b089"/>
    </style:style>
    <style:style style:name="T184" style:family="text">
      <style:text-properties fo:font-size="13pt" style:font-size-asian="13pt" style:font-size-complex="13pt"/>
    </style:style>
    <style:style style:name="T185" style:family="text">
      <style:text-properties officeooo:rsid="007619e6"/>
    </style:style>
    <style:style style:name="T186" style:family="text">
      <style:text-properties officeooo:rsid="00766e71"/>
    </style:style>
    <style:style style:name="fr1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.0591in" fo:border="none" draw:wrap-influence-on-position="once-concurrent" loext:allow-overlap="tru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svg:stroke-color="#000000"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8" text:anchor-type="page" text:anchor-page-number="1" svg:x="0in" svg:y="0in" svg:width="1.6354in" draw:z-index="0">
        <draw:text-box fo:min-height="0.4583in">
          <text:p text:style-name="P29">Updated <text:span text:style-name="T174">August</text:span>, 2024</text:p>
        </draw:text-box>
      </draw:frame>
      <text:section text:style-name="Sect1" text:name="title">
        <text:p text:style-name="P1"><text:span text:style-name="Strong_20_Emphasis"><text:span text:style-name="T39">Geoff Zahn, PhD</text:span></text:span></text:p>
        <text:p text:style-name="P67"><text:span text:style-name="Strong_20_Emphasis"><text:span text:style-name="T181">Translational mycology | </text:span></text:span><text:span text:style-name="Strong_20_Emphasis"><text:span text:style-name="T182">Host</text:span></text:span><text:span text:style-name="Strong_20_Emphasis"><text:span text:style-name="T181">-Microbe symbiosis</text:span></text:span></text:p>
        <text:p text:style-name="P67"><text:span text:style-name="Strong_20_Emphasis"><text:span text:style-name="T120"><text:s text:c="2"/>zahn.ecology@gmail.com | <text:s text:c="2"/>https://gzahn.github.io <text:s text:c="3"/>| <text:s text:c="3"/>ORCiD: 0000-0002-8691-692X<text:line-break/></text:span></text:span></text:p>
      </text:section>
      <text:h text:style-name="P30" text:outline-level="2"><draw:line text:anchor-type="paragraph" draw:z-index="1" draw:name="Horizontal line 1" draw:style-name="gr1" draw:text-style-name="P70" svg:x1="-0.0992in" svg:y1="-0.0264in" svg:x2="6.8972in" svg:y2="-0.0264in"><text:p/></draw:line><text:span text:style-name="Strong_20_Emphasis"><text:span text:style-name="T121"><text:line-break/></text:span></text:span><text:span text:style-name="T65">Professional Appointments</text:span></text:h>
      <text:p text:style-name="P2">2024 – <text:span text:style-name="T175">Current</text:span><text:line-break/><text:span text:style-name="T1">Visiting Faculty – Dartmouth College </text:span></text:p>
      <text:p text:style-name="P2">2023 – Current <text:line-break/><text:span text:style-name="T1">Associate Professor – Utah Valley University</text:span></text:p>
      <text:p text:style-name="P2">2017 – 2023 <text:line-break/><text:span text:style-name="T1">Assistant Professor – Utah Valley University</text:span></text:p>
      <text:p text:style-name="P16">2020 – Current<text:line-break/><text:span text:style-name="T1">Consultant – Forensic bioinformatics and data science</text:span></text:p>
      <text:p text:style-name="P23">2018 – 2021 <text:line-break/><text:span text:style-name="T107">Director of Environmental Biology -GeoDataCrawler Research Institute</text:span></text:p>
      <text:p text:style-name="P68"><text:span text:style-name="T61">2015 – 2017<text:line-break/></text:span><text:span text:style-name="T60">Postdoc Associate – University of Hawai`i at Manoa (Amend Lab)</text:span></text:p>
      <text:p text:style-name="P68"><draw:line text:anchor-type="paragraph" draw:z-index="2" draw:name="Horizontal line 2" draw:style-name="gr1" draw:text-style-name="P70" svg:x1="-0.0992in" svg:y1="0.1047in" svg:x2="6.8972in" svg:y2="0.1047in"><text:p/></draw:line><text:span text:style-name="T43"/></text:p>
      <text:p text:style-name="P68"><text:span text:style-name="T94">Education</text:span></text:p>
      <text:p text:style-name="P51">2015<text:tab/>PhD Biology<text:line-break/><text:tab/>University of Arkansas<text:line-break/><text:tab/>“The Functional and Distributional Ecology of Mycetozoans under Changing Edaphic and Climatic Dynamics”</text:p>
      <text:p text:style-name="P3">2010<text:tab/>BS Ecology<text:tab/><text:tab/><text:line-break/><text:tab/>Missouri State University <text:line-break/><text:tab/>“Pil1 <text:span text:style-name="T180">recruits synaptojanins and amphiphysins to facilitate receptor-mediated endocytosis in yeast”</text:span></text:p>
      <text:p text:style-name="P49"><draw:line text:anchor-type="paragraph" draw:z-index="3" draw:name="Horizontal line 3" draw:style-name="gr1" draw:text-style-name="P70" svg:x1="-0.0992in" svg:y1="0.1047in" svg:x2="6.8972in" svg:y2="0.1047in"><text:p/></draw:line><text:span text:style-name="T62"/></text:p>
      <text:p text:style-name="P50"><text:span text:style-name="T62">Publications</text:span><text:span text:style-name="T76"> <text:line-break/></text:span><text:span text:style-name="T11">*mentee </text:span><text:span text:style-name="T12">| </text:span><text:span text:style-name="T171">†</text:span><text:span text:style-name="T133">corresponding/</text:span><text:span text:style-name="T134">senior author</text:span></text:p>
      <text:p text:style-name="P48"><text:a xlink:type="simple" xlink:href="https://scholar.google.com/citations?hl=en&amp;user=CkjjlnwAAAAJ&amp;view_op=list_works&amp;sortby=pubdate" text:style-name="Internet_20_link" text:visited-style-name="Visited_20_Internet_20_Link">Google Scholar Profile</text:a> <text:s/>| <text:span text:style-name="T3">3</text:span><text:span text:style-name="T7">1</text:span><text:span text:style-name="T1"> Publications</text:span> | <text:span text:style-name="T1">H-index: 1</text:span><text:span text:style-name="T4">5</text:span> <text:span text:style-name="T104">| </text:span><text:span text:style-name="T2">i10-Index: </text:span><text:span text:style-name="T6">20</text:span></text:p>
      <text:p text:style-name="P31">Amend, A., Gunde-Cimerman, N., Dias-Coelho, M., Durkin, C., Ettinger, C., Gifford, H., Gladfelter, A., Gostincar, C., Granit, L., Grigoriev, I., Gutiérrerez, M., Hickman, K., James, T., Jones, A., Levi, R., David-Palma, M., Peng, X., Quandt, A., Rama, T., Vargas-Gastelum, L., Whitner, S., Williams, A., Yarden, O., Yenewodage, A., <text:span text:style-name="T142">Zahn, G</text:span>. <text:span text:style-name="T1">The ten most pressing questions about marine Fungi (and how to answer them). </text:span><text:span text:style-name="T26">Limnology and Oceanography Letters. </text:span><text:span text:style-name="T31">(In Review)</text:span></text:p>
      <text:p text:style-name="P31"/>
      <text:p text:style-name="P32"><text:span text:style-name="T80">Mora, J. E., Olson, M., Rocks, S., &amp; </text:span><text:span text:style-name="T141">Zahn, G.</text:span><text:span text:style-name="T80"> (2024). </text:span><text:span text:style-name="T38">Aquatic plant mycobiomes change with watershed urbanization</text:span><text:span text:style-name="T80">. </text:span><text:span text:style-name="T37">Science of the Total Environment (In Review)</text:span></text:p>
      <text:p text:style-name="P32"><text:span text:style-name="T92">Pre-print:</text:span><text:span text:style-name="T37"> </text:span><text:span text:style-name="T36">bioRxiv</text:span><text:span text:style-name="T80">. </text:span><text:a xlink:type="simple" xlink:href="https://doi.org/10.1101/2024.06.23.600282" text:style-name="Internet_20_link" text:visited-style-name="Visited_20_Internet_20_Link"><text:span text:style-name="T24">https://doi.org/10.1101/2024.06.23.600282</text:span></text:a><text:span text:style-name="T80"><text:line-break/></text:span></text:p>
      <text:p text:style-name="P49"><text:span text:style-name="T80">Wainwright, B., Leon, J.*, Vilela, E.*, Hickman, KJE*, … </text:span><text:span text:style-name="T145">Zahn, G</text:span><text:span text:style-name="T100">.</text:span><text:span text:style-name="T164">†</text:span><text:span text:style-name="T80"> </text:span><text:span text:style-name="T79">Wallace’s line structures seagrass microbiota and is a potential barrier to the dispersal of marine bacteria</text:span><text:span text:style-name="T80">. </text:span><text:span text:style-name="T36">Environmental Microbiome.</text:span></text:p>
      <text:p text:style-name="P49">Hickman, K. J. E.*, &amp; <text:span text:style-name="T142">Zahn, G</text:span>.<text:span text:style-name="T163">†</text:span> <text:span text:style-name="T1">Ten simple rules for leading a successful undergraduate-intensive research lab</text:span>. <text:span text:style-name="T26">PLOS Computational Biology</text:span>. <text:span text:style-name="T170">2024</text:span></text:p>
      <text:p text:style-name="P49"><text:soft-page-break/>Wainwright BJ, Millar T<text:span text:style-name="T104">*</text:span>, Bowen L<text:span text:style-name="T104">*</text:span>, Semon L<text:span text:style-name="T104">*</text:span>, Hickman KJ<text:span text:style-name="T104">E*</text:span>, Lee JN, <text:span text:style-name="T143">Zahn G</text:span>.<text:span text:style-name="T163">†</text:span> <text:span text:style-name="T1">The core mangrove microbiome reveals shared taxa potentially involved in nutrient cycling and promoting host survival</text:span>. <text:span text:style-name="T26">Environmental Microbiome</text:span>. 2023</text:p>
      <text:p text:style-name="P49">Rawson C<text:span text:style-name="T104">*</text:span>, <text:span text:style-name="T142">Zahn G</text:span>.<text:span text:style-name="T163">†</text:span> <text:span text:style-name="T1">Inclusion of database outgroups reduces false positives in fungal metabarcoding taxonomic assignments</text:span>. <text:span text:style-name="T26">Mycologia</text:span>. 2023 </text:p>
      <text:p text:style-name="P49">Mikryukov, V., Dulya, O., Zizka, A., … <text:span text:style-name="T142">Zahn, G</text:span>. … Tedersoo, L. <text:span text:style-name="T1">Connecting the multiple dimensions of global soil fungal diversity</text:span>. <text:span text:style-name="T26">Science Advances</text:span>. 2023 </text:p>
      <text:p text:style-name="P49"><text:span text:style-name="T142">Zahn G</text:span>.<text:span text:style-name="T163">†</text:span> <text:span text:style-name="T77">Marker Genes </text:span><text:span text:style-name="T78">(16S and ITS) </text:span><text:span text:style-name="T77">Protocol for Plant Microbiome Analyses</text:span>. <text:line-break/><text:span text:style-name="T26">BIO-PROTOCOL</text:span>. 2022</text:p>
      <text:p text:style-name="P49">Tedersoo, <text:span text:style-name="T123">L.</text:span>, <text:s/>Mikryukov, <text:span text:style-name="T123">V.,</text:span> Zizka, <text:span text:style-name="T123">A.,</text:span> … <text:span text:style-name="T149">Zahn, </text:span><text:span text:style-name="T150">G.</text:span><text:span text:style-name="T123">,</text:span> … <text:s/>Abarenkov, <text:span text:style-name="T123">K</text:span>. <text:span text:style-name="T1">Global patterns in endemicity and vulnerability of soil fungi</text:span>. <text:span text:style-name="T26">Global Change Biology. </text:span><text:span text:style-name="T27">2022</text:span></text:p>
      <text:p text:style-name="P49"><text:span text:style-name="T83">McGee, S.*, Tidwell, A.*, Riggs, E., Veltkamp, H.*, </text:span><text:span text:style-name="T152">Zahn, G</text:span><text:span text:style-name="T154">.</text:span><text:span text:style-name="T166">†</text:span><text:span text:style-name="T83"> </text:span><text:span text:style-name="T88">Long-term soil fungal community recovery after fire is impacted by climate change</text:span><text:span text:style-name="T83">. </text:span><text:span text:style-name="T27">Western North American Naturalist. </text:span><text:span text:style-name="T84">2022</text:span></text:p>
      <text:p text:style-name="P49">Sur G.L.<text:span text:style-name="T104">*</text:span>, <text:span text:style-name="T142">Zahn G.</text:span>, Stacy EA. <text:span text:style-name="T1">Examination of host-taxon, environment, and distance effects on leaf fungal endophytes in the dominant woody genus, Metrosideros, on O’ahu</text:span>. <text:span text:style-name="T26">Fungal Ecology</text:span>. 2021</text:p>
      <text:p text:style-name="P34"><text:span text:style-name="T17">Wilson, T., Poulson, A., Packer, C., Carlson, R., Davis, R., Dey, M.*, Owen, N.*, Smalley, S.*, Dodge, R.*, </text:span><text:span text:style-name="T147">Zahn, G</text:span><text:span text:style-name="T99">.</text:span><text:span text:style-name="T17">, Baadsgaard, A., &amp; Stevens, M. </text:span><text:span text:style-name="T124">Essential oil, insect, and microbe relationships in </text:span><text:span text:style-name="T28">Juniperus</text:span><text:span text:style-name="T124"> </text:span><text:span text:style-name="T28">osteosperma </text:span><text:span text:style-name="T124">(Cupressaceae) trees killed by wildfire</text:span><text:span text:style-name="T17">. </text:span><text:span text:style-name="T33">Phytologia.</text:span><text:span text:style-name="T17"> </text:span><text:span text:style-name="T19">2021</text:span></text:p>
      <text:p text:style-name="P35"/>
      <text:p text:style-name="P34"><text:span text:style-name="T17">Tedersoo, L., Mikryukov, V., Anslan, … </text:span><text:span text:style-name="T148">Zahn G.</text:span><text:span text:style-name="T18">, … </text:span><text:span text:style-name="T17">Abarenkov, K. </text:span><text:span text:style-name="T124">The Global Soil Mycobiome consortium dataset for boosting fungal diversity research</text:span><text:span text:style-name="T17">. </text:span><text:span text:style-name="T33">Fungal Diversity</text:span><text:span text:style-name="T17">. </text:span><text:span text:style-name="T19">2021</text:span></text:p>
      <text:p text:style-name="P36"/>
      <text:p text:style-name="P38"><text:span text:style-name="T125">Quek, Z., </text:span><text:span text:style-name="T156">Zahn, G.</text:span><text:span text:style-name="T125">, Lee, N., Ooi, J., Lee, J., Huang, D., &amp; Wainwright, B. </text:span><text:span text:style-name="T128">Biogeographic structure of fungal communities in seagrass Halophilia ovalis across the Malay Peninsula</text:span><text:span text:style-name="T125">. </text:span><text:span text:style-name="T129">Environmental Microbiology Reports</text:span><text:span text:style-name="T125">. </text:span><text:span text:style-name="T126">2021</text:span></text:p>
      <text:p text:style-name="P35"/>
      <text:p text:style-name="P39"><text:span text:style-name="T127">Egan, C., Koko, J., Muir, C., </text:span><text:span text:style-name="T157">Zahn, G.</text:span><text:span text:style-name="T127">, Swift, S., Amend, A., Hynson, N. </text:span><text:span text:style-name="T131">Restoration of the mycobiome of the endangered Hawaiian mint Phyllostegia kaalaensis increases its resistance to a common powdery mildew</text:span><text:span text:style-name="T127">. </text:span><text:span text:style-name="T130">Fungal Ecology. </text:span><text:span text:style-name="T132">2021</text:span></text:p>
      <text:p text:style-name="P35"/>
      <text:p text:style-name="P34"><text:span text:style-name="T17">Tipton, L., </text:span><text:span text:style-name="T162">Zahn, G.</text:span><text:span text:style-name="T17">., Darcy, J. L., Amend, A. S., &amp; Hynson, N. A. (2021). Hawaiian fungal amplicon sequence variants reveal otherwise hidden biogeography. </text:span><text:span text:style-name="T33">Microbial Ecology.</text:span><text:span text:style-name="T17"> </text:span><text:span text:style-name="T20">2021</text:span></text:p>
      <text:p text:style-name="P35"/>
      <text:p text:style-name="P49">Darcy, J., Swift, <text:span text:style-name="T169">S.</text:span>, Cobian, G.<text:span text:style-name="T104">*</text:span>, <text:span text:style-name="T142">Zahn, G.</text:span>, Perry B., Amend, A. <text:span text:style-name="T1">Fungal communities living within leaves of native Hawaiian dicots are structured by landscape-scale variables as well as by host plants</text:span>. <text:span text:style-name="T26">Molecular Ecology</text:span>. 2020</text:p>
      <text:p text:style-name="P33"><text:span text:style-name="T108">Wainwright, </text:span><text:span text:style-name="T109">B.,</text:span><text:span text:style-name="T108"> </text:span><text:span text:style-name="T158">Zahn, </text:span><text:span text:style-name="T159">G</text:span><text:span text:style-name="T160">.</text:span><text:span text:style-name="T109">, </text:span><text:span text:style-name="T108">Afiq-Rosli, </text:span><text:span text:style-name="T109">L.,</text:span><text:span text:style-name="T108"> Tanzil, </text:span><text:span text:style-name="T109">J.,</text:span><text:span text:style-name="T108"> Huang, </text:span><text:span text:style-name="T109">D</text:span><text:span text:style-name="T108">. </text:span><text:span text:style-name="T110">Host age is not a consistent predictor of microbial diversity in the coral </text:span><text:span text:style-name="T111">Porites lutea</text:span><text:span text:style-name="T112">. Scientific Reports. </text:span><text:span text:style-name="T114">2020</text:span><text:span text:style-name="T115"><text:line-break/><text:line-break/></text:span><text:span text:style-name="T161">Zahn G.</text:span><text:span text:style-name="T116">, Tipton L., <text:s/>Datlof E.</text:span><text:span text:style-name="T117">*</text:span><text:span text:style-name="T116">, Kivlin S., Sheridan P., Amend A., et al. </text:span><text:span text:style-name="T119">Fungal aerobiota are not affected by time nor environment over a 13-y time series at the Mauna Loa Observatory.</text:span><text:span text:style-name="T116"> </text:span><text:span text:style-name="T113">PNAS. </text:span><text:span text:style-name="T116">20</text:span><text:span text:style-name="T118">20</text:span></text:p>
      <text:p text:style-name="P37"/>
      <text:p text:style-name="P33"><text:span text:style-name="T146">Zahn G.</text:span><text:span text:style-name="T165">†</text:span><text:span text:style-name="T136">, Amend A. </text:span><text:span text:style-name="T10">Foliar fungi alter reproductive timing and allocation in Arabidopsis under normal and water-stressed conditions</text:span><text:span text:style-name="T136">. </text:span><text:span text:style-name="T34">Fungal Ecology</text:span><text:span text:style-name="T136">. 2019</text:span></text:p>
      <text:p text:style-name="P49"><text:line-break/>Wainwright, B., <text:span text:style-name="T142">Zahn, G.</text:span>, Zushi, J.<text:span text:style-name="T104">*</text:span>, Lee, N., Ooi, J., Lee, J.<text:span text:style-name="T104">*</text:span>, <text:span text:style-name="T26">et al</text:span>.. <text:span text:style-name="T1">Seagrass-associated fungal communities show distance decay of similarity that has implications for seagrass management and restoration. </text:span><text:span text:style-name="T32">Ecology and Evolution</text:span>. 2019</text:p>
      <text:p text:style-name="P49">Wainwright, B., Bauman, A., <text:span text:style-name="T142">Zahn, G</text:span><text:span text:style-name="T149">.</text:span>, Todd, P., &amp; Huang, D. <text:span text:style-name="T1">Characterization of fungal biodiversity and communities associated with the reef macroalga </text:span><text:span text:style-name="T35">Sargassum ilicifolium</text:span><text:span text:style-name="T1"> reveals fungal community differentiation according to geographic locality and algal structure</text:span>. <text:span text:style-name="T26">Marine Biodiversity</text:span>. <text:span text:style-name="T135">2019</text:span> <text:s/></text:p>
      <text:p text:style-name="P49">Wainwright, <text:span text:style-name="T138">B., </text:span>Afiq-Rosli, <text:span text:style-name="T138">L.,</text:span> <text:span text:style-name="T142">Zahn, </text:span><text:span text:style-name="T144">G</text:span><text:span text:style-name="T151">.</text:span>, Danwei Huang. <text:span text:style-name="T1">Characterisation of coral-associated bacterial communities in an urbanised marine environment shows strong divergence over small geographic scales.</text:span> <text:span text:style-name="T26">Coral Reefs</text:span><text:span text:style-name="T81">. </text:span><text:span text:style-name="T85">2019</text:span></text:p>
      <text:p text:style-name="P49"><text:soft-page-break/><text:span text:style-name="T85">Wainwright, B.,</text:span><text:span text:style-name="T155"> </text:span><text:span text:style-name="T153">Zahn, G</text:span><text:span text:style-name="T155">.</text:span><text:span text:style-name="T85">, Arlyza, S., Amend, A. </text:span><text:span text:style-name="T89">Seagrass-associated fungal communities follow Wallace’s line, but host genotype does not structure fungal community</text:span><text:span text:style-name="T85">. </text:span><text:span text:style-name="T29">Journal of Biogeography</text:span><text:span text:style-name="T85">. 2018</text:span></text:p>
      <text:p text:style-name="P49"><text:span text:style-name="T142">Zahn, G.</text:span><text:span text:style-name="T164">†</text:span>, Amend, A. <text:span text:style-name="T1">Foliar microbiome transplants confer disease resistance in a critically-endangered plant</text:span>. <text:span text:style-name="T26">PeerJ</text:span>. 2017</text:p>
      <text:p text:style-name="P49">Datlof, E.*, Amend, A., Earl, K., Hayward, J., Morden, C., Wade, R., <text:span text:style-name="T142">Zahn, G</text:span><text:span text:style-name="T149">.</text:span>, Hynson, N. (2017). <text:span text:style-name="T1">Uncovering unseen fungal diversity from plant DNA banks</text:span>. <text:span text:style-name="T26">PeerJ. </text:span><text:span text:style-name="T85">2017</text:span></text:p>
      <text:p text:style-name="P49"><text:span text:style-name="T85">Wainwright, B., </text:span><text:span text:style-name="T153">Zahn, G</text:span><text:span text:style-name="T155">.</text:span><text:span text:style-name="T85">, Spalding, H., Sherwood, A., Smith, C., Amend, A. </text:span><text:span text:style-name="T89">Fungi associated with mesophotic macroalgae from the ‘Au‘au Channel, west Maui are differentiated by host and overlap terrestrial communities</text:span><text:span text:style-name="T85">. </text:span><text:span text:style-name="T29">PeerJ</text:span><text:span text:style-name="T85">. 2017</text:span></text:p>
      <text:p text:style-name="P49"><text:span text:style-name="T155">Zahn, G.</text:span><text:span text:style-name="T163">†</text:span><text:span text:style-name="T85">, Wagai, R., Yonemura. S. </text:span><text:span text:style-name="T89">The effects of amoebal bacterivory on carbon and nitrogen dynamics depend on temperature and soil structure interactions</text:span><text:span text:style-name="T85">. </text:span><text:span text:style-name="T29">Soil Biology and Biochemistry.</text:span><text:span text:style-name="T85"> 2016</text:span></text:p>
      <text:p text:style-name="P49"><text:span text:style-name="T155">Zahn, G.</text:span><text:span text:style-name="T85">, Stephenson, S., Spiegel, F. </text:span><text:span text:style-name="T89">Ecological distribution of protosteloid amoebae in New Zealand</text:span><text:span text:style-name="T85">. </text:span><text:span text:style-name="T29">PeerJ</text:span><text:span text:style-name="T85">. 2014</text:span></text:p>
      <text:p text:style-name="P49"><text:span text:style-name="T85">De Haan, M., Cocquyt, C., Tice, A., </text:span><text:span text:style-name="T155">Zahn, G.</text:span><text:span text:style-name="T85">, Spiegel. F. </text:span><text:span text:style-name="T89">First records of Protosteloid Amoebae (Eumycetozoa) from the Democratic Republic of the Congo</text:span><text:span text:style-name="T85">. </text:span><text:span text:style-name="T29">Plant Ecology and Evolution</text:span><text:span text:style-name="T85">. 2014</text:span></text:p>
      <text:p text:style-name="P69"><text:span text:style-name="T46">Murphy, E., Boxberger, </text:span><text:span text:style-name="T47">J.,</text:span><text:span text:style-name="T46"> Colvin, </text:span><text:span text:style-name="T47">R., </text:span><text:span text:style-name="T46">Lee, </text:span><text:span text:style-name="T47">S.,</text:span><text:span text:style-name="T46"> </text:span><text:span text:style-name="T167">Zahn, </text:span><text:span text:style-name="T168">G.</text:span><text:span text:style-name="T46">, Loor, </text:span><text:span text:style-name="T47">F.,</text:span><text:span text:style-name="T46"> Kim, </text:span><text:span text:style-name="T47">K</text:span><text:span text:style-name="T46">. </text:span><text:span text:style-name="T49">Pil1, an eisosome organizer, plays an important role in the recruitment of synaptojanins and amphiphysins to facilitate receptor-mediated endocytosis in yeast</text:span><text:span text:style-name="T46">. </text:span><text:span text:style-name="T42">European Journal of Cell Biology</text:span><text:span text:style-name="T46">. </text:span><text:span text:style-name="T47">2011</text:span></text:p>
      <text:p text:style-name="P69"><text:span text:style-name="T54"/></text:p>
      <text:p text:style-name="P69"><text:span text:style-name="T96">Code </text:span><text:span text:style-name="T97">and softwar</text:span><text:span text:style-name="T98">e publications</text:span></text:p>
      <text:p text:style-name="P40"><text:s text:c="4"/><text:a xlink:type="simple" xlink:href="https://github.com/gzahn/CommunityAssemblR" text:style-name="Internet_20_link" text:visited-style-name="Visited_20_Internet_20_Link">CommunityAssemblR</text:a> – <text:span text:style-name="T176">Simulations of microbiome biotic interactions</text:span></text:p>
      <text:p text:style-name="P40"><text:s text:c="4"/><text:span text:style-name="T75">m</text:span><text:a xlink:type="simple" xlink:href="https://github.com/gzahn/mycobank" text:style-name="Internet_20_link" text:visited-style-name="Visited_20_Internet_20_Link">ycobank</text:a><text:span text:style-name="T75"> – Fungal name synonym and taxonomy correction </text:span></text:p>
      <text:p text:style-name="P41"><text:s text:c="4"/><text:a xlink:type="simple" xlink:href="https://github.com/gzahn/hubfindr" text:style-name="Internet_20_link" text:visited-style-name="Visited_20_Internet_20_Link"><text:span text:style-name="T176">hubfindr</text:span></text:a><text:span text:style-name="T176"> – Identification of network hub taxa</text:span></text:p>
      <text:p text:style-name="P41"><text:s text:c="4"/><text:a xlink:type="simple" xlink:href="https://github.com/gzahn/virulator" text:style-name="Internet_20_link" text:visited-style-name="Visited_20_Internet_20_Link"><text:span text:style-name="T176">virulator</text:span></text:a><text:span text:style-name="T176"> – Detection of novel virus signatures in metagenomes</text:span></text:p>
      <text:p text:style-name="P40"><text:span text:style-name="T74"><text:s text:c="4"/></text:span><text:a xlink:type="simple" xlink:href="https://zenodo.org/records/3688556" text:style-name="Internet_20_link" text:visited-style-name="Visited_20_Internet_20_Link"><text:span text:style-name="T65">QIIME Database builder</text:span></text:a><text:span text:style-name="T74"> – </text:span><text:span text:style-name="T75">QIIME2 plugin for custom taxonomies</text:span></text:p>
      <text:p text:style-name="P40"><text:span text:style-name="T74"><text:s text:c="4"/></text:span><text:a xlink:type="simple" xlink:href="https://github.com/gzahn/Microbiome_Workshop" text:style-name="Internet_20_link" text:visited-style-name="Visited_20_Internet_20_Link">Microbiome Workshop</text:a> – <text:span text:style-name="T176">2-day intro to microbiome data analysis</text:span></text:p>
      <text:p text:style-name="P40"><text:s text:c="4"/><text:a xlink:type="simple" xlink:href="https://github.com/gzahn/tools" text:style-name="Internet_20_link" text:visited-style-name="Visited_20_Internet_20_Link">Custom Unix tools</text:a> – <text:span text:style-name="T176">Collection of bioinformatics scripts </text:span></text:p>
      <text:p text:style-name="P40"><text:s text:c="4"/><text:a xlink:type="simple" xlink:href="https://gzahn.github.io/data-course/" text:style-name="Internet_20_link" text:visited-style-name="Visited_20_Internet_20_Link">R for Biologists</text:a> – <text:span text:style-name="T176">16-week online course</text:span></text:p>
      <text:p text:style-name="P42"><text:span text:style-name="T23"><text:s text:c="4"/></text:span><text:a xlink:type="simple" xlink:href="https://gzahn.github.io/binf-data-skills/" text:style-name="Internet_20_link" text:visited-style-name="Visited_20_Internet_20_Link"><text:span text:style-name="T67">Bioinfo Data Skills Course</text:span></text:a><text:span text:style-name="T72"> – </text:span><text:span text:style-name="T73">16-week online course</text:span></text:p>
      <text:p text:style-name="P42"><text:span text:style-name="T73"/></text:p>
      <text:p text:style-name="P42"><draw:line text:anchor-type="paragraph" draw:z-index="4" draw:name="Horizontal line 4" draw:style-name="gr1" draw:text-style-name="P70" svg:x1="-0.0992in" svg:y1="-0.0264in" svg:x2="6.8972in" svg:y2="-0.0264in"><text:p/></draw:line><text:span text:style-name="T63"><text:line-break/>Funding</text:span><text:span text:style-name="T69"> </text:span><text:span text:style-name="T70">(Total $3,</text:span><text:span text:style-name="T71">37</text:span><text:span text:style-name="T70">2,199)</text:span></text:p>
      <text:p text:style-name="P51"><text:span text:style-name="T5"/></text:p>
      <text:p text:style-name="P51"><text:span text:style-name="T5">RCN: FOMO-Net: The fungal oceanic mycomass observation network for global quantification of marine fungal biomass and nutrient flux</text:span><text:line-break/>PI | NSF <text:span text:style-name="T173">BIO</text:span> | $<text:span text:style-name="T173">450,000 </text:span><text:span text:style-name="T176">(Pending)</text:span></text:p>
      <text:p text:style-name="P52"><text:span text:style-name="T1">ROA: </text:span><text:span text:style-name="T8">Co-dispersal of bacteria and AM Fungal spores</text:span><text:span text:style-name="T179"><text:line-break/>Co-PI | NSF Supplement to DEB-2205650 | $80,000</text:span></text:p>
      <text:p text:style-name="P22"><text:span text:style-name="T48">S-STEM: Faculty-Mentored Experiences for Improving Undergraduate Biology Student Outcomes <text:line-break/></text:span><text:span text:style-name="T50">PI | NSF </text:span><text:span text:style-name="T52">(</text:span><text:span text:style-name="T50">DUE – </text:span><text:span text:style-name="T52">2424080) </text:span><text:span text:style-name="T50"><text:s/>| $</text:span><text:span text:style-name="T51">1,918,705</text:span></text:p>
      <text:p text:style-name="P22"><text:span text:style-name="T48">Myco-Ed: Mycological Curriculum for Education and Discovery <text:line-break/></text:span><text:span text:style-name="T50">Senior Personnel | JGI</text:span></text:p>
      <text:p text:style-name="P65"><text:span text:style-name="T44">Burning questions in microbial ecology: Ecological mechanisms that control microbiome transplant outcomes<text:line-break/></text:span><text:span text:style-name="T53">Co-PI | NSF BIO | $878,200 (Pending)</text:span></text:p>
      <text:p text:style-name="P22"><text:span text:style-name="T48">Molecular predictors of mangrove holobiont assembly </text:span><text:span text:style-name="T44"><text:line-break/></text:span><text:span text:style-name="T45">Writer/Senior Personnel</text:span><text:span text:style-name="T44"> | Singapore MOE (IG20-SI003) | $180,000 </text:span></text:p>
      <text:p text:style-name="P5"><text:soft-page-break/><text:span text:style-name="T93">GEL: Using neural networks to link host expression and microbiome assembly</text:span><text:line-break/><text:span text:style-name="T14">PI | UVU Grants for Engaged Learning (GEL-007) | $30,000</text:span></text:p>
      <text:p text:style-name="P58">Previous external funding</text:p>
      <text:p text:style-name="P19"><text:span text:style-name="T137">Faculty-Mentored Experiences for Improving Undergrad Biology Student Outcomes </text:span><text:span text:style-name="T25">PI | </text:span><text:span text:style-name="T23">NSF (DUE – 1833880) | </text:span><text:span text:style-name="T13">$972,287 </text:span></text:p>
      <text:p text:style-name="P17">Methods for fungal endophyte sampling from endangered cacti<text:line-break/><text:span text:style-name="T13">PI | </text:span><text:span text:style-name="T15">2019 | </text:span><text:span text:style-name="T13">Capitol Reef National Park Field Station | $3,000</text:span></text:p>
      <text:p text:style-name="P17">Assessing the Implementation of Undergraduate Research Teams at an Open Enrollment Institution<text:line-break/><text:span text:style-name="T15">Co-PI | 2018 | GREEN Grant, UVU | $29,327</text:span></text:p>
      <text:p text:style-name="P18">Engaging undergraduates in advanced research<text:line-break/><text:span text:style-name="T15">PI | 2018 &amp; 2019 | </text:span><text:span text:style-name="T14">UVU Grants for Engaged Learning (GEL-0</text:span><text:span text:style-name="T15">02</text:span><text:span text:style-name="T14">) </text:span><text:span text:style-name="T15">| $19,997</text:span></text:p>
      <text:p text:style-name="P17">Restoration of critically endangered Hawaiian native plants by understanding and manipulating foliar microbial symbionts<text:line-break/><text:span text:style-name="T15">Co-PI | 2015 | OANRP Rare Plant Management Grant | $40,500</text:span></text:p>
      <text:p text:style-name="P20">JSPS alumni travel award<text:span text:style-name="T13"><text:line-break/>Awarded 2014 | Japan Society for the Promotion of Science | $750</text:span></text:p>
      <text:p text:style-name="P20">JGI travel award<text:span text:style-name="T13"><text:line-break/>Awarded 2014 | Joint Genome Institute | $450</text:span></text:p>
      <text:p text:style-name="P20">The Importance of Microbial Interactions to Soil Carbon Cycling on a Warming Planet<text:line-break/><text:span text:style-name="T13">PI | 2013 | JSPS Summer Fellowship | $12,500</text:span></text:p>
      <text:p text:style-name="P20">The Importance of Microbial Interactions to Soil Carbon Cycling on a Warming Planet<text:line-break/><text:span text:style-name="T16">PI | 2013 | NSF EAPSI Fellowship | $5,070 + living expenses</text:span></text:p>
      <text:p text:style-name="P20">Assessing the status of USDA Green Ribbon Schools nationally<text:line-break/><text:span text:style-name="T16">Awarded 2013 | Clean Air, Cool Planet Climate Fellowship | $5,000</text:span></text:p>
      <text:p text:style-name="P21">Mycological Society of America Travel Award<text:span text:style-name="T13"><text:line-break/>Awarded 2011 | $350</text:span></text:p>
      <text:p text:style-name="P21">NSF GK-12 Fellowship<text:span text:style-name="T13"><text:line-break/>Awarded 2011 | $30,500</text:span></text:p>
      <text:p text:style-name="P46"/>
      <text:p text:style-name="P59">Awards</text:p>
      <text:p text:style-name="P47">Dean's Award of Excellence for Faculty Scholarship – UVU<text:line-break/><text:span text:style-name="T13">Awarded 2020 &amp; 2022 | $5,500</text:span></text:p>
      <text:p text:style-name="P47">Presidential Award for Faculty Scholarship – UVU<text:line-break/><text:span text:style-name="T13">Awarded 2019 | $8,000</text:span></text:p>
      <text:p text:style-name="P47"><text:span text:style-name="T122">Plant conservation from a microbial perspective<text:line-break/></text:span><text:span text:style-name="T15">Awarded 2016 |</text:span><text:span text:style-name="T122"> </text:span><text:span text:style-name="T15">MSA Translational Mycology Postdoctoral Award | $2,500</text:span></text:p>
      <text:p text:style-name="P60"><draw:line text:anchor-type="paragraph" draw:z-index="5" draw:name="Horizontal line 5" draw:style-name="gr1" draw:text-style-name="P70" svg:x1="-0.0992in" svg:y1="0.2362in" svg:x2="6.8972in" svg:y2="0.2362in"><text:p/></draw:line><text:line-break/></text:p>
      <text:p text:style-name="P61"><text:span text:style-name="T95">Selected </text:span><text:span text:style-name="T94">Presentations</text:span></text:p>
      <text:p text:style-name="P6">Invited</text:p>
      <text:p text:style-name="P14"><text:span text:style-name="T81">Linking ecological lessons from natural microbial dispersal to microbiome transplantation success<text:line-break/></text:span><text:span text:style-name="T90">University of Maine<text:tab/><text:tab/><text:tab/><text:tab/><text:tab/>2025</text:span></text:p>
      <text:p text:style-name="P15"><text:span text:style-name="T86">U</text:span><text:span text:style-name="T81">sing neural networks to detect biotic interactions during disruptive community assembly of fungi<text:line-break/></text:span><text:span text:style-name="T90">Mycological Society of America<text:tab/><text:tab/><text:tab/><text:tab/>2024</text:span></text:p>
      <text:p text:style-name="P14"><text:soft-page-break/><text:span text:style-name="T86">Toward predictive modeling of mycobiome transplantations <text:line-break/></text:span><text:span text:style-name="T91">National Univ. of Singapore<text:tab/><text:tab/><text:tab/><text:tab/>2024</text:span></text:p>
      <text:p text:style-name="P13">Modeling community assembly processes for useful and reproducible <text:line-break/>microbiome transplantations<text:line-break/><text:span text:style-name="T22">NIAES, Japan<text:tab/><text:tab/><text:tab/><text:tab/><text:tab/><text:tab/>2024</text:span></text:p>
      <text:p text:style-name="P7"><text:span text:style-name="T87">Translating mentored undergraduate research into student retention and success</text:span><text:line-break/>NSF S-STEM Symposium<text:tab/><text:tab/><text:tab/><text:tab/>2023</text:p>
      <text:p text:style-name="P7"><text:span text:style-name="T87">Less content, more context: Research as pedagogy in undergraduate mycology courses</text:span><text:line-break/>Mycological Society of America <text:tab/><text:tab/><text:tab/><text:tab/>2022</text:p>
      <text:p text:style-name="P7"><text:span text:style-name="T87">Who’s there and who cares: the how and why of fungal community structure</text:span><text:line-break/>Univ. of Arkansas/Missouri State Univ<text:tab/> <text:tab/><text:tab/>2018</text:p>
      <text:p text:style-name="P11"><text:span text:style-name="T1">Plant conservation from a microbial perspective</text:span><text:line-break/>O`ahu Army Natural Resources Program<text:tab/><text:tab/><text:tab/>2016</text:p>
      <text:p text:style-name="P6">Contributed</text:p>
      <text:p text:style-name="P8"><text:span text:style-name="T1">Metagenomic Tools for Mycobiome Analyses in Model vs. Non-Model Systems</text:span><text:line-break/><text:span text:style-name="T101">Mycological Society of America<text:tab/><text:tab/><text:tab/><text:tab/>2023</text:span></text:p>
      <text:p text:style-name="P9"><text:span text:style-name="T1">Aquatic Plant-Associated Fungi Along an Urbanization Gradient</text:span><text:line-break/><text:span text:style-name="T101">Mycological Society of America<text:tab/><text:tab/><text:tab/><text:tab/>2023</text:span></text:p>
      <text:p text:style-name="P10"><text:span text:style-name="T1">Improving the Accuracy of Meta-Amplicon Taxonomic Assignments Through the Inclusion of Outgroups in Fungal Databases</text:span><text:line-break/>Mycological Society of America<text:tab/><text:tab/><text:tab/><text:tab/><text:span text:style-name="T139">2023</text:span></text:p>
      <text:p text:style-name="P12">Inspecting the microbiome and metabolomic compartments of Mediterranean sponge holobionts through an integrated ‘omics approach<text:line-break/><text:span text:style-name="T13">International Sponge Symposium, Netherlands<text:tab/><text:tab/></text:span><text:span text:style-name="T21">2022</text:span></text:p>
      <text:p text:style-name="P12"><text:span text:style-name="T139">Fungal endophytes and pathogens in endangered hawaiian endemics: <text:s/>Plant conservation from a microbial perspective</text:span><text:span text:style-name="T21"><text:line-break/>Mycological Society of America<text:tab/><text:tab/><text:tab/><text:tab/>2016</text:span></text:p>
      <text:p text:style-name="P57"><text:span text:style-name="T139">The interactive effects of protozoan predation pressure and environmental factors on carbon and nitrogen cycling in soils under warming conditions </text:span><text:span text:style-name="T21"><text:line-break/>ISME, South Korea<text:tab/><text:tab/><text:tab/><text:tab/><text:tab/>2014</text:span></text:p>
      <text:p text:style-name="P57"><draw:line text:anchor-type="paragraph" draw:z-index="6" draw:name="Horizontal line 6" draw:style-name="gr1" draw:text-style-name="P70" svg:x1="-0.0992in" svg:y1="0.2362in" svg:x2="6.8972in" svg:y2="0.2362in"><text:p/></draw:line><text:span text:style-name="T68"/></text:p>
      <text:p text:style-name="P57"><text:span text:style-name="T66"><text:line-break/>Teaching and Mentoring</text:span></text:p>
      <text:p text:style-name="P4">Designed and director of Undergrad Bioinformatics Degree Program</text:p>
      <text:p text:style-name="P44"><text:span text:style-name="T57">Instructor of record for:<text:line-break/><text:tab/>Mycology<text:line-break/><text:tab/><text:tab/></text:span><text:span text:style-name="T40">Course-based research experience – Fungal systematics, anatomy, physiology, and ecology<text:line-break/><text:tab/></text:span><text:span text:style-name="T59">Plant Pathology<text:line-break/><text:tab/><text:tab/></text:span><text:span text:style-name="T40">Course-based research experience – </text:span><text:span text:style-name="T41">Fungal, protistan, bacterial, nematode, and viral pathogens</text:span><text:span text:style-name="T40"><text:line-break/><text:tab/></text:span><text:span text:style-name="T57">R for Biologists<text:line-break/><text:tab/><text:tab/></text:span><text:span text:style-name="T40">Data cleaning, visualization, modeling, and reporting<text:line-break/><text:tab/></text:span><text:span text:style-name="T57">Bioinformatics Data Skills<text:line-break/><text:tab/><text:tab/></text:span><text:span text:style-name="T40">Command-line data skills, bash scripting, metagenomic analysis</text:span><text:span text:style-name="T57"><text:line-break/><text:tab/>Microbiome Boot Camp<text:line-break/><text:tab/><text:tab/></text:span><text:span text:style-name="T40">Numerical ecology, community ecology analysis, spatial analysis, R package design</text:span><text:span text:style-name="T57"><text:line-break/><text:tab/>Organismal Biology<text:line-break/><text:tab/><text:tab/></text:span><text:span text:style-name="T40">Intro majors biology, evolution, phylogenetics, tree of life survey, intro ecology</text:span><text:span text:style-name="T57"><text:line-break/><text:line-break/></text:span><text:soft-page-break/><text:span text:style-name="T58">Director of NSF S-STEM Biology Program (UVU)</text:span><text:span text:style-name="T56"><text:line-break/><text:tab/>Career and academic mentor to 41 NSF Scholars<text:line-break/><text:tab/>Manage </text:span><text:span text:style-name="T55">budget and reporting</text:span></text:p>
      <text:section text:style-name="Sect2" text:name="Section1">
        <text:p text:style-name="P66"><text:span text:style-name="T61">Graduate committee member:</text:span></text:p>
        <text:p text:style-name="P53">Valerio Mazzella <text:span text:style-name="T177">(Stazione Anton Dohrn)</text:span><text:line-break/>Rae Berner <text:s text:c="3"/><text:span text:style-name="T177">(Washington State U)</text:span><text:line-break/>Becca Evans <text:s text:c="3"/><text:span text:style-name="T177">(Washington State U)</text:span><text:line-break/><text:span text:style-name="T177">Gary Sur <text:s text:c="3"/>(U Hawaii at Manoa)<text:line-break/></text:span><text:span text:style-name="T178">Syrena Whitner (U Hawaii at Manoa)</text:span></text:p>
        <text:p text:style-name="P54"><text:span text:style-name="T1"/></text:p>
        <text:p text:style-name="P54"><text:span text:style-name="T1">Undergraduate thesis supervisor:</text:span><text:line-break/><text:span text:style-name="T183">(External funding for mentees: $110,630)</text:span><text:line-break/><text:line-break/>Tayler Fearn<text:line-break/>Austen Miller<text:line-break/>Jo Hickman<text:line-break/>Josh Leon<text:line-break/>Annette Lewis<text:line-break/>Ozzly Rallis<text:line-break/>Hayden Johnson<text:line-break/>Whitney Kraatz<text:line-break/>Magnolia Morelli<text:line-break/><text:span text:style-name="T140">Nichole Paulette <text:line-break/>Lauren Groathouse <text:line-break/>Nicholas Fryer<text:line-break/>Zachary Petersen <text:line-break/>Samuel Anaya<text:line-break/>Miles Spencer<text:line-break/>Rollo Simmons <text:line-break/></text:span>Reagan Dodge<text:line-break/>Natalia Backman<text:line-break/>Sarah van Dijk<text:line-break/>Logan Weseman<text:line-break/>Erika Lakin<text:line-break/>Clayton Rawson<text:line-break/>Jonathan Wasden<text:line-break/>Spencer McGee<text:line-break/>Alyssa Tidwell<text:line-break/>Harrison Haws<text:line-break/>Nicholas Long<text:line-break/>David Parker<text:line-break/>Garrett Matthews<text:line-break/>Bryce Brunetti<text:line-break/></text:p>
      </text:section>
      <text:p text:style-name="P27"><text:span text:style-name="T105"/></text:p>
      <text:p text:style-name="P27"><draw:line text:anchor-type="paragraph" draw:z-index="7" draw:name="Horizontal line 7" draw:style-name="gr1" draw:text-style-name="P70" svg:x1="-0.0992in" svg:y1="0.1047in" svg:x2="6.8972in" svg:y2="0.1047in"><text:p/></draw:line><text:span text:style-name="T105"/></text:p>
      <text:p text:style-name="P45"><text:line-break/><text:span text:style-name="T184">Service</text:span></text:p>
      <text:p text:style-name="P55"><text:span text:style-name="T9">Department</text:span><text:line-break/>Associate department chair – Utah Valley University (2023 – <text:span text:style-name="T104">2024</text:span>)<text:line-break/>Faculty search committees (Chair 1x, Member 6x)<text:line-break/><text:span text:style-name="T185">Bioinformatics program development<text:line-break/></text:span><text:span text:style-name="T186">Strategic planning committee<text:line-break/>NSF S-STEM program director<text:line-break/></text:span><text:line-break/><text:span text:style-name="T9">College and University<text:line-break/></text:span><text:span text:style-name="T185">Faculty Senate (2017-2020)<text:line-break/>High-performance computing committee chair (2020 – Current)<text:line-break/></text:span>Program and course development (Univ. of Arkansas, Utah Valley Univ.)<text:line-break/><text:span text:style-name="T185"><text:line-break/></text:span><text:span text:style-name="T9">Profession<text:line-break/></text:span>Associate Editor of <text:span text:style-name="T26">Mycologia</text:span><text:line-break/>Education Committee Mycological Society of America<text:line-break/><text:span text:style-name="T140">Fungal Oceanic Mycological Observation Network</text:span><text:line-break/><text:span text:style-name="T106">Consortium of Fungi</text:span><text:line-break/><text:span text:style-name="T102">Champion, </text:span>National Microbiome Data Collaborative<text:line-break/><text:span text:style-name="T103">Mangrove Microbiome Initiative<text:line-break/></text:span><text:span text:style-name="T140">IUCN SSC – Chytrids, Zygomycetes, Downy Mildews, Slime Moulds Specialist Group<text:line-break/></text:span><text:span text:style-name="T172">Invited to 2024 White House Summit on STEMM Equity and Excellence</text:span><text:span text:style-name="T62"><text:line-break/></text:span><text:span text:style-name="T140"><text:line-break/></text:span><text:span text:style-name="T9">Society membership<text:line-break/></text:span><text:span text:style-name="T102">International Society for Microbial Ecology<text:line-break/>Mycological Society of America<text:line-break/></text:span>Int<text:span text:style-name="T102">er</text:span>n<text:span text:style-name="T102">ationa</text:span>l. Soc<text:span text:style-name="T102">iety</text:span> for Fungal Conserv<text:span text:style-name="T102">ation<text:line-break/></text:span>Japan S<text:span text:style-name="T102">ociety for the Promotion of Science </text:span>Alumni Assoc.<text:line-break/><text:span text:style-name="T102">Genetics Society of America<text:line-break/></text:span><text:soft-page-break/><text:span text:style-name="T102">Council for Undergraduate Research</text:span><text:line-break/></text:p>
      <text:p text:style-name="P62"><text:span text:style-name="T102">Invited</text:span> Review<text:span text:style-name="T102">er</text:span></text:p>
      <text:p text:style-name="P56">NSF Panel and <text:span text:style-name="T26">ad hoc</text:span><text:span text:style-name="T81"> review</text:span><text:span text:style-name="T82">s</text:span><text:span text:style-name="T81"><text:line-break/>NSF GRFP<text:line-break/>BARD US-Israel Agricultural Development Fund<text:line-break/></text:span><text:span text:style-name="T26">Soil Biol. and Biochem. (Distinguished)<text:line-break/>Pedobiologia (Distinguished)<text:line-break/>ISME Journal<text:line-break/>PeerJ<text:line-break/>Oikos <text:tab/><text:tab/><text:tab/><text:line-break/></text:span><text:span text:style-name="T30">F</text:span><text:span text:style-name="T26">ungal Ecology (Distinguished)<text:line-break/>Molecular Ecology<text:tab/><text:tab/><text:line-break/>Ecology and Evolution<text:line-break/>American Fern Journal <text:tab/><text:tab/><text:line-break/>New Phytologist<text:line-break/>Phytobiomes<text:tab/><text:tab/><text:tab/><text:line-break/>Microbiology Spectrum<text:line-break/>PNAS<text:tab/><text:tab/><text:tab/><text:tab/><text:line-break/>PLOS Computational Biology </text:span></text:p>
      <text:p text:style-name="P26"><text:span text:style-name="T105"/></text:p>
      <text:p text:style-name="P27">Outreach</text:p>
      <text:p text:style-name="P24"/>
      <text:p text:style-name="P24">Stockman Grass Farmer <text:a xlink:type="simple" xlink:href="https://bit.ly/2KsYlBB" text:style-name="Internet_20_link" text:visited-style-name="Visited_20_Internet_20_Link">Magazine </text:a></text:p>
      <text:p text:style-name="P24">ScienceNews <text:a xlink:type="simple" xlink:href="https://www.sciencenews.org/article/plant-microbes-crops-food-endangered-species?tgt=nr" text:style-name="Internet_20_link" text:visited-style-name="Visited_20_Internet_20_Link">Article</text:a></text:p>
      <text:p text:style-name="P24">Hawaii <text:a xlink:type="simple" xlink:href="https://www.hawaiinewsnow.com/story/35862634/researchers-find-scores-of-potentially-new-species-of-fungi-in-deep-waters-off-maui/" text:style-name="Internet_20_link" text:visited-style-name="Visited_20_Internet_20_Link">News Now</text:a></text:p>
      <text:p text:style-name="P24"><text:span text:style-name="T102">S</text:span>cience fair judge <text:span text:style-name="T102">(annual)</text:span></text:p>
      <text:p text:style-name="P25">Utah Fungus Fest Speaker</text:p>
      <text:p text:style-name="P24"><text:span text:style-name="T102">NSF GK-12 Fellow (</text:span>6th-grade<text:span text:style-name="T102">)</text:span></text:p>
      <text:p text:style-name="P28">Mycological art</text:p>
      <text:p text:style-name="P64">Mycology poster judge (MSA meeting, annually)</text:p>
      <text:p text:style-name="P63"><text:span text:style-name="T94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1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2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Drawing_20_Style_5f_1" style:display-name="Default Drawing Style_1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ank_20_Slide_7e_LT_7e_Hintergrund" style:display-name="Blank Slide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ank_20_Slide_5f__7e_LT_7e_Gliederung_20_1" style:display-name="Blank Slide_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5f__7e_LT_7e_Gliederung_20_2" style:display-name="Blank Slide_~LT~Gliederung 2" style:family="paragraph" style:parent-style-name="Blank_20_Slide_5f_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5f__7e_LT_7e_Gliederung_20_3" style:display-name="Blank Slide_~LT~Gliederung 3" style:family="paragraph" style:parent-style-name="Blank_20_Slide_5f_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5f__7e_LT_7e_Gliederung_20_4" style:display-name="Blank Slide_~LT~Gliederung 4" style:family="paragraph" style:parent-style-name="Blank_20_Slide_5f_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Gliederung_20_5" style:display-name="Blank Slide_~LT~Gliederung 5" style:family="paragraph" style:parent-style-name="Blank_20_Slide_5f_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Gliederung_20_6" style:display-name="Blank Slide_~LT~Gliederung 6" style:family="paragraph" style:parent-style-name="Blank_20_Slide_5f_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Gliederung_20_7" style:display-name="Blank Slide_~LT~Gliederung 7" style:family="paragraph" style:parent-style-name="Blank_20_Slide_5f_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Gliederung_20_8" style:display-name="Blank Slide_~LT~Gliederung 8" style:family="paragraph" style:parent-style-name="Blank_20_Slide_5f_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Gliederung_20_9" style:display-name="Blank Slide_~LT~Gliederung 9" style:family="paragraph" style:parent-style-name="Blank_20_Slide_5f_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Titel" style:display-name="Blank Slide_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5f__7e_LT_7e_Untertitel" style:display-name="Blank Slide_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5f__7e_LT_7e_Notizen" style:display-name="Blank Slide_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5f__7e_LT_7e_Hintergrundobjekte" style:display-name="Blank Slide_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ank_20_Slide_5f__7e_LT_7e_Hintergrund" style:display-name="Blank Slide_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09:02:20.332193202</meta:creation-date>
    <dc:date>2024-08-16T17:00:35.376208196</dc:date>
    <meta:editing-duration>PT10H37M15S</meta:editing-duration>
    <meta:editing-cycles>60</meta:editing-cycles>
    <meta:generator>LibreOffice/7.3.7.2$Linux_X86_64 LibreOffice_project/30$Build-2</meta:generator>
    <meta:document-statistic meta:table-count="0" meta:image-count="0" meta:object-count="0" meta:page-count="7" meta:paragraph-count="120" meta:word-count="2117" meta:character-count="15337" meta:non-whitespace-character-count="13117"/>
  </office:meta>
</office:document-meta>
</file>